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02124" style:font-name="inherit" fo:font-size="21pt" fo:letter-spacing="normal" fo:language="pt" fo:country="PT" fo:font-style="normal" fo:font-weight="normal"/>
    </style:style>
    <style:style style:name="P2" style:family="paragraph" style:parent-style-name="Preformatted_20_Text">
      <loext:graphic-properties draw:fill="solid" draw:fill-color="#f8f9fa" draw:opacity="100%"/>
      <style:paragraph-properties fo:margin-left="0cm" fo:margin-right="0cm" fo:margin-top="0cm" fo:margin-bottom="0cm" loext:contextual-spacing="false" style:line-height-at-least="0.953cm" fo:text-align="start" style:justify-single-word="false" fo:orphans="2" fo:widows="2" fo:text-indent="0cm" style:auto-text-indent="false" fo:background-color="#f8f9fa" fo:padding="0cm" fo:border="none" style:writing-mode="lr-tb"/>
      <style:text-properties fo:font-variant="normal" fo:text-transform="none" fo:color="#202124" style:font-name="inherit" fo:font-size="21pt" fo:letter-spacing="normal" fo:language="pt" fo:country="PT" fo:font-style="normal" fo:font-weight="normal"/>
    </style:style>
    <style:style style:name="P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inherit" fo:font-size="21pt" fo:letter-spacing="normal" fo:language="pt" fo:country="PT" fo:font-style="normal" fo:font-weight="normal"/>
    </style:style>
    <style:style style:name="P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inherit" fo:font-size="21pt" fo:letter-spacing="normal" fo:language="pt" fo:country="PT" fo:font-style="normal" fo:font-weight="normal" officeooo:paragraph-rsid="00dd489d"/>
    </style:style>
    <style:style style:name="P5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inherit" fo:font-size="21pt" fo:letter-spacing="normal" fo:language="pt" fo:country="PT" fo:font-style="normal" fo:font-weight="normal" officeooo:paragraph-rsid="00dde87e"/>
    </style:style>
    <style:style style:name="P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fo:letter-spacing="normal"/>
    </style:style>
    <style:style style:name="P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d83192"/>
    </style:style>
    <style:style style:name="P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db0139"/>
    </style:style>
    <style:style style:name="P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dec426"/>
    </style:style>
    <style:style style:name="P1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e30b8c"/>
    </style:style>
    <style:style style:name="P1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e55ebb"/>
    </style:style>
    <style:style style:name="P1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e6b58a"/>
    </style:style>
    <style:style style:name="P1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ee7800"/>
    </style:style>
    <style:style style:name="P1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ee9a1e"/>
    </style:style>
    <style:style style:name="P15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f0ab80"/>
    </style:style>
    <style:style style:name="P1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202124" style:font-name="Google Sans" fo:font-size="21pt" fo:letter-spacing="normal" fo:language="pt" fo:country="PT" fo:font-style="normal" fo:font-weight="normal" officeooo:rsid="00f77555"/>
    </style:style>
    <style:style style:name="P1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inherit" fo:font-size="21pt" fo:letter-spacing="normal" fo:language="pt" fo:country="PT" fo:font-style="normal" fo:font-weight="normal"/>
    </style:style>
    <style:style style:name="P1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d83192"/>
    </style:style>
    <style:style style:name="P1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db0139"/>
    </style:style>
    <style:style style:name="P20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dec426"/>
    </style:style>
    <style:style style:name="P2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e01d0a"/>
    </style:style>
    <style:style style:name="P22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e30b8c"/>
    </style:style>
    <style:style style:name="P23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ee9a1e"/>
    </style:style>
    <style:style style:name="P24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f0ab80"/>
    </style:style>
    <style:style style:name="P25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f77555"/>
    </style:style>
    <style:style style:name="P26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e6b58a"/>
    </style:style>
    <style:style style:name="P27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e55ebb"/>
    </style:style>
    <style:style style:name="P28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  <style:text-properties fo:font-variant="normal" fo:text-transform="none" fo:color="#c9211e" style:font-name="Google Sans" fo:font-size="21pt" fo:letter-spacing="normal" fo:language="pt" fo:country="PT" fo:font-style="normal" fo:font-weight="normal" officeooo:rsid="00de1747"/>
    </style:style>
    <style:style style:name="P29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style:line-height-at-least="0.953cm" fo:text-align="start" style:justify-single-word="false" fo:orphans="2" fo:widows="2" fo:background-color="#f8f9fa" fo:padding="0cm" fo:border="none" style:writing-mode="lr-tb"/>
    </style:style>
    <style:style style:name="P30" style:family="paragraph" style:parent-style-name="Preformatted_20_Text">
      <style:paragraph-properties fo:break-before="page"/>
      <style:text-properties fo:font-variant="normal" fo:text-transform="none" fo:color="#202124" style:font-name="inherit" fo:font-size="21pt" fo:letter-spacing="normal" fo:language="pt" fo:country="PT" fo:font-style="normal" fo:font-weight="normal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fo:font-weight="bold" officeooo:rsid="0038fb50" officeooo:paragraph-rsid="0038fb50" style:font-weight-asian="bold" style:font-weight-complex="bold"/>
    </style:style>
    <style:style style:name="P35" style:family="paragraph" style:parent-style-name="Standard">
      <style:text-properties fo:font-weight="bold" officeooo:paragraph-rsid="001e36bf" style:font-weight-asian="bold" style:font-weight-complex="bold"/>
    </style:style>
    <style:style style:name="P36" style:family="paragraph" style:parent-style-name="Standard">
      <style:text-properties fo:font-weight="bold" officeooo:paragraph-rsid="001eb7c7" style:font-weight-asian="bold" style:font-weight-complex="bold"/>
    </style:style>
    <style:style style:name="P37" style:family="paragraph" style:parent-style-name="Standard">
      <style:text-properties fo:font-weight="bold" officeooo:paragraph-rsid="001edd44" style:font-weight-asian="bold" style:font-weight-complex="bold"/>
    </style:style>
    <style:style style:name="P38" style:family="paragraph" style:parent-style-name="Standard">
      <style:text-properties fo:font-weight="bold" officeooo:paragraph-rsid="001fa4b2" style:font-weight-asian="bold" style:font-weight-complex="bold"/>
    </style:style>
    <style:style style:name="P39" style:family="paragraph" style:parent-style-name="Standard">
      <style:text-properties fo:font-weight="bold" officeooo:paragraph-rsid="001fd4a3" style:font-weight-asian="bold" style:font-weight-complex="bold"/>
    </style:style>
    <style:style style:name="P40" style:family="paragraph" style:parent-style-name="Standard">
      <style:text-properties fo:font-weight="bold" officeooo:paragraph-rsid="003a1fcd" style:font-weight-asian="bold" style:font-weight-complex="bold"/>
    </style:style>
    <style:style style:name="P41" style:family="paragraph" style:parent-style-name="Standard">
      <style:text-properties fo:font-weight="bold" officeooo:paragraph-rsid="003f9a9e" style:font-weight-asian="bold" style:font-weight-complex="bold"/>
    </style:style>
    <style:style style:name="P42" style:family="paragraph" style:parent-style-name="Standard">
      <style:text-properties fo:font-weight="bold" officeooo:paragraph-rsid="004229aa" style:font-weight-asian="bold" style:font-weight-complex="bold"/>
    </style:style>
    <style:style style:name="P43" style:family="paragraph" style:parent-style-name="Standard">
      <style:text-properties fo:font-weight="bold" officeooo:paragraph-rsid="004229ad" style:font-weight-asian="bold" style:font-weight-complex="bold"/>
    </style:style>
    <style:style style:name="P44" style:family="paragraph" style:parent-style-name="Standard">
      <style:text-properties fo:font-weight="bold" officeooo:paragraph-rsid="0043600b" style:font-weight-asian="bold" style:font-weight-complex="bold"/>
    </style:style>
    <style:style style:name="P45" style:family="paragraph" style:parent-style-name="Standard">
      <style:text-properties fo:font-weight="bold" officeooo:paragraph-rsid="0043cdc6" style:font-weight-asian="bold" style:font-weight-complex="bold"/>
    </style:style>
    <style:style style:name="P46" style:family="paragraph" style:parent-style-name="Standard">
      <style:text-properties officeooo:paragraph-rsid="006fae77"/>
    </style:style>
    <style:style style:name="P47" style:family="paragraph" style:parent-style-name="Standard">
      <style:text-properties officeooo:paragraph-rsid="008b6394"/>
    </style:style>
    <style:style style:name="P48" style:family="paragraph" style:parent-style-name="Standard">
      <style:text-properties officeooo:paragraph-rsid="00bb03e2"/>
    </style:style>
    <style:style style:name="P49" style:family="paragraph" style:parent-style-name="Standard">
      <style:text-properties officeooo:paragraph-rsid="00bf1923"/>
    </style:style>
    <style:style style:name="T1" style:family="text">
      <style:text-properties officeooo:rsid="0017f950"/>
    </style:style>
    <style:style style:name="T2" style:family="text">
      <style:text-properties officeooo:rsid="00188f5f"/>
    </style:style>
    <style:style style:name="T3" style:family="text">
      <style:text-properties officeooo:rsid="001a7bdd"/>
    </style:style>
    <style:style style:name="T4" style:family="text">
      <style:text-properties officeooo:rsid="001ab9a7"/>
    </style:style>
    <style:style style:name="T5" style:family="text">
      <style:text-properties officeooo:rsid="001af2a1"/>
    </style:style>
    <style:style style:name="T6" style:family="text">
      <style:text-properties officeooo:rsid="001bec96"/>
    </style:style>
    <style:style style:name="T7" style:family="text">
      <style:text-properties officeooo:rsid="001c0f1e"/>
    </style:style>
    <style:style style:name="T8" style:family="text">
      <style:text-properties officeooo:rsid="001dd4df"/>
    </style:style>
    <style:style style:name="T9" style:family="text">
      <style:text-properties officeooo:rsid="001e36bf"/>
    </style:style>
    <style:style style:name="T10" style:family="text">
      <style:text-properties officeooo:rsid="001eb7c7"/>
    </style:style>
    <style:style style:name="T11" style:family="text">
      <style:text-properties officeooo:rsid="001edd44"/>
    </style:style>
    <style:style style:name="T12" style:family="text">
      <style:text-properties officeooo:rsid="001fa4b2"/>
    </style:style>
    <style:style style:name="T13" style:family="text">
      <style:text-properties officeooo:rsid="0020e6db"/>
    </style:style>
    <style:style style:name="T14" style:family="text">
      <style:text-properties officeooo:rsid="002299ed"/>
    </style:style>
    <style:style style:name="T15" style:family="text">
      <style:text-properties officeooo:rsid="002403ea"/>
    </style:style>
    <style:style style:name="T16" style:family="text">
      <style:text-properties officeooo:rsid="002549b3"/>
    </style:style>
    <style:style style:name="T17" style:family="text">
      <style:text-properties officeooo:rsid="0025d405"/>
    </style:style>
    <style:style style:name="T18" style:family="text">
      <style:text-properties officeooo:rsid="0026315a"/>
    </style:style>
    <style:style style:name="T19" style:family="text">
      <style:text-properties officeooo:rsid="0027bf3a"/>
    </style:style>
    <style:style style:name="T20" style:family="text">
      <style:text-properties officeooo:rsid="0029614a"/>
    </style:style>
    <style:style style:name="T21" style:family="text">
      <style:text-properties officeooo:rsid="002a631b"/>
    </style:style>
    <style:style style:name="T22" style:family="text">
      <style:text-properties officeooo:rsid="002af070"/>
    </style:style>
    <style:style style:name="T23" style:family="text">
      <style:text-properties officeooo:rsid="002c7490"/>
    </style:style>
    <style:style style:name="T24" style:family="text">
      <style:text-properties officeooo:rsid="002d6e38"/>
    </style:style>
    <style:style style:name="T25" style:family="text">
      <style:text-properties officeooo:rsid="002dd3b0"/>
    </style:style>
    <style:style style:name="T26" style:family="text">
      <style:text-properties officeooo:rsid="002faf1a"/>
    </style:style>
    <style:style style:name="T27" style:family="text">
      <style:text-properties officeooo:rsid="00311dfd"/>
    </style:style>
    <style:style style:name="T28" style:family="text">
      <style:text-properties officeooo:rsid="0031f7f5"/>
    </style:style>
    <style:style style:name="T29" style:family="text">
      <style:text-properties officeooo:rsid="0032ff48"/>
    </style:style>
    <style:style style:name="T30" style:family="text">
      <style:text-properties officeooo:rsid="00340e8e"/>
    </style:style>
    <style:style style:name="T31" style:family="text">
      <style:text-properties officeooo:rsid="0034c4a7"/>
    </style:style>
    <style:style style:name="T32" style:family="text">
      <style:text-properties officeooo:rsid="0035073e"/>
    </style:style>
    <style:style style:name="T33" style:family="text">
      <style:text-properties officeooo:rsid="00369777"/>
    </style:style>
    <style:style style:name="T34" style:family="text">
      <style:text-properties officeooo:rsid="00372ca2"/>
    </style:style>
    <style:style style:name="T35" style:family="text">
      <style:text-properties officeooo:rsid="003ab013"/>
    </style:style>
    <style:style style:name="T36" style:family="text">
      <style:text-properties officeooo:rsid="003ae437"/>
    </style:style>
    <style:style style:name="T37" style:family="text">
      <style:text-properties officeooo:rsid="003be397"/>
    </style:style>
    <style:style style:name="T38" style:family="text">
      <style:text-properties officeooo:rsid="003ca102"/>
    </style:style>
    <style:style style:name="T39" style:family="text">
      <style:text-properties officeooo:rsid="003e7a16"/>
    </style:style>
    <style:style style:name="T40" style:family="text">
      <style:text-properties officeooo:rsid="003f9a9e"/>
    </style:style>
    <style:style style:name="T41" style:family="text">
      <style:text-properties officeooo:rsid="0040753e"/>
    </style:style>
    <style:style style:name="T42" style:family="text">
      <style:text-properties officeooo:rsid="0040e40b"/>
    </style:style>
    <style:style style:name="T43" style:family="text">
      <style:text-properties officeooo:rsid="004182eb"/>
    </style:style>
    <style:style style:name="T44" style:family="text">
      <style:text-properties officeooo:rsid="004229aa"/>
    </style:style>
    <style:style style:name="T45" style:family="text">
      <style:text-properties officeooo:rsid="004229ad"/>
    </style:style>
    <style:style style:name="T46" style:family="text">
      <style:text-properties officeooo:rsid="0043600b"/>
    </style:style>
    <style:style style:name="T47" style:family="text">
      <style:text-properties officeooo:rsid="0043cdc6"/>
    </style:style>
    <style:style style:name="T48" style:family="text">
      <style:text-properties officeooo:rsid="00454233"/>
    </style:style>
    <style:style style:name="T49" style:family="text">
      <style:text-properties officeooo:rsid="00454b58"/>
    </style:style>
    <style:style style:name="T50" style:family="text">
      <style:text-properties officeooo:rsid="0046f4f1"/>
    </style:style>
    <style:style style:name="T51" style:family="text">
      <style:text-properties officeooo:rsid="0048c02e"/>
    </style:style>
    <style:style style:name="T52" style:family="text">
      <style:text-properties officeooo:rsid="00495d3c"/>
    </style:style>
    <style:style style:name="T53" style:family="text">
      <style:text-properties officeooo:rsid="004b542a"/>
    </style:style>
    <style:style style:name="T54" style:family="text">
      <style:text-properties officeooo:rsid="004f2f1d"/>
    </style:style>
    <style:style style:name="T55" style:family="text">
      <style:text-properties officeooo:rsid="004fdd96"/>
    </style:style>
    <style:style style:name="T56" style:family="text">
      <style:text-properties officeooo:rsid="00514411"/>
    </style:style>
    <style:style style:name="T57" style:family="text">
      <style:text-properties officeooo:rsid="005222d5"/>
    </style:style>
    <style:style style:name="T58" style:family="text">
      <style:text-properties officeooo:rsid="0052439e"/>
    </style:style>
    <style:style style:name="T59" style:family="text">
      <style:text-properties officeooo:rsid="00535cc7"/>
    </style:style>
    <style:style style:name="T60" style:family="text">
      <style:text-properties officeooo:rsid="0053f634"/>
    </style:style>
    <style:style style:name="T61" style:family="text">
      <style:text-properties officeooo:rsid="0054fc9f"/>
    </style:style>
    <style:style style:name="T62" style:family="text">
      <style:text-properties officeooo:rsid="005615ea"/>
    </style:style>
    <style:style style:name="T63" style:family="text">
      <style:text-properties officeooo:rsid="00568fd3"/>
    </style:style>
    <style:style style:name="T64" style:family="text">
      <style:text-properties officeooo:rsid="00577444"/>
    </style:style>
    <style:style style:name="T65" style:family="text">
      <style:text-properties officeooo:rsid="00595bc9"/>
    </style:style>
    <style:style style:name="T66" style:family="text">
      <style:text-properties officeooo:rsid="005b38d2"/>
    </style:style>
    <style:style style:name="T67" style:family="text">
      <style:text-properties officeooo:rsid="005cf761"/>
    </style:style>
    <style:style style:name="T68" style:family="text">
      <style:text-properties officeooo:rsid="005da412"/>
    </style:style>
    <style:style style:name="T69" style:family="text">
      <style:text-properties officeooo:rsid="005ece20"/>
    </style:style>
    <style:style style:name="T70" style:family="text">
      <style:text-properties officeooo:rsid="0060bfca"/>
    </style:style>
    <style:style style:name="T71" style:family="text">
      <style:text-properties officeooo:rsid="0061a096"/>
    </style:style>
    <style:style style:name="T72" style:family="text">
      <style:text-properties officeooo:rsid="006361dc"/>
    </style:style>
    <style:style style:name="T73" style:family="text">
      <style:text-properties officeooo:rsid="0063e663"/>
    </style:style>
    <style:style style:name="T74" style:family="text">
      <style:text-properties officeooo:rsid="0065a2f3"/>
    </style:style>
    <style:style style:name="T75" style:family="text">
      <style:text-properties officeooo:rsid="0066d37f"/>
    </style:style>
    <style:style style:name="T76" style:family="text">
      <style:text-properties officeooo:rsid="00677b09"/>
    </style:style>
    <style:style style:name="T77" style:family="text">
      <style:text-properties officeooo:rsid="00697389"/>
    </style:style>
    <style:style style:name="T78" style:family="text">
      <style:text-properties officeooo:rsid="006b69e3"/>
    </style:style>
    <style:style style:name="T79" style:family="text">
      <style:text-properties officeooo:rsid="006d0b2f"/>
    </style:style>
    <style:style style:name="T80" style:family="text">
      <style:text-properties officeooo:rsid="006db9bc"/>
    </style:style>
    <style:style style:name="T81" style:family="text">
      <style:text-properties officeooo:rsid="006fae77"/>
    </style:style>
    <style:style style:name="T82" style:family="text">
      <style:text-properties officeooo:rsid="006fc6dd"/>
    </style:style>
    <style:style style:name="T83" style:family="text">
      <style:text-properties officeooo:rsid="00708547"/>
    </style:style>
    <style:style style:name="T84" style:family="text">
      <style:text-properties officeooo:rsid="007089f6"/>
    </style:style>
    <style:style style:name="T85" style:family="text">
      <style:text-properties officeooo:rsid="0071a297"/>
    </style:style>
    <style:style style:name="T86" style:family="text">
      <style:text-properties officeooo:rsid="0072369d"/>
    </style:style>
    <style:style style:name="T87" style:family="text">
      <style:text-properties officeooo:rsid="0074c267"/>
    </style:style>
    <style:style style:name="T88" style:family="text">
      <style:text-properties officeooo:rsid="00762da1"/>
    </style:style>
    <style:style style:name="T89" style:family="text">
      <style:text-properties officeooo:rsid="00770549"/>
    </style:style>
    <style:style style:name="T90" style:family="text">
      <style:text-properties officeooo:rsid="0077a49b"/>
    </style:style>
    <style:style style:name="T91" style:family="text">
      <style:text-properties officeooo:rsid="00794ebe"/>
    </style:style>
    <style:style style:name="T92" style:family="text">
      <style:text-properties officeooo:rsid="00797d41"/>
    </style:style>
    <style:style style:name="T93" style:family="text">
      <style:text-properties officeooo:rsid="00797ea0"/>
    </style:style>
    <style:style style:name="T94" style:family="text">
      <style:text-properties officeooo:rsid="0079f4d9"/>
    </style:style>
    <style:style style:name="T95" style:family="text">
      <style:text-properties officeooo:rsid="007a3c6e"/>
    </style:style>
    <style:style style:name="T96" style:family="text">
      <style:text-properties officeooo:rsid="007b080a"/>
    </style:style>
    <style:style style:name="T97" style:family="text">
      <style:text-properties officeooo:rsid="007cb95e"/>
    </style:style>
    <style:style style:name="T98" style:family="text">
      <style:text-properties officeooo:rsid="007d8188"/>
    </style:style>
    <style:style style:name="T99" style:family="text">
      <style:text-properties officeooo:rsid="007e4bbb"/>
    </style:style>
    <style:style style:name="T100" style:family="text">
      <style:text-properties officeooo:rsid="007f7b1c"/>
    </style:style>
    <style:style style:name="T101" style:family="text">
      <style:text-properties officeooo:rsid="0080d369"/>
    </style:style>
    <style:style style:name="T102" style:family="text">
      <style:text-properties officeooo:rsid="0081ad78"/>
    </style:style>
    <style:style style:name="T103" style:family="text">
      <style:text-properties officeooo:rsid="0082eedf"/>
    </style:style>
    <style:style style:name="T104" style:family="text">
      <style:text-properties officeooo:rsid="0084ae04"/>
    </style:style>
    <style:style style:name="T105" style:family="text">
      <style:text-properties officeooo:rsid="00866433"/>
    </style:style>
    <style:style style:name="T106" style:family="text">
      <style:text-properties officeooo:rsid="008703b7"/>
    </style:style>
    <style:style style:name="T107" style:family="text">
      <style:text-properties officeooo:rsid="0087e1a3"/>
    </style:style>
    <style:style style:name="T108" style:family="text">
      <style:text-properties officeooo:rsid="00887735"/>
    </style:style>
    <style:style style:name="T109" style:family="text">
      <style:text-properties officeooo:rsid="008a6091"/>
    </style:style>
    <style:style style:name="T110" style:family="text">
      <style:text-properties officeooo:rsid="008aade5"/>
    </style:style>
    <style:style style:name="T111" style:family="text">
      <style:text-properties officeooo:rsid="008b105b"/>
    </style:style>
    <style:style style:name="T112" style:family="text">
      <style:text-properties officeooo:rsid="008b6394"/>
    </style:style>
    <style:style style:name="T113" style:family="text">
      <style:text-properties officeooo:rsid="008bb056"/>
    </style:style>
    <style:style style:name="T114" style:family="text">
      <style:text-properties officeooo:rsid="008ccde7"/>
    </style:style>
    <style:style style:name="T115" style:family="text">
      <style:text-properties officeooo:rsid="008d4e1f"/>
    </style:style>
    <style:style style:name="T116" style:family="text">
      <style:text-properties officeooo:rsid="008e5ede"/>
    </style:style>
    <style:style style:name="T117" style:family="text">
      <style:text-properties officeooo:rsid="008ed37e"/>
    </style:style>
    <style:style style:name="T118" style:family="text">
      <style:text-properties officeooo:rsid="008fa7ef"/>
    </style:style>
    <style:style style:name="T119" style:family="text">
      <style:text-properties officeooo:rsid="008ff93c"/>
    </style:style>
    <style:style style:name="T120" style:family="text">
      <style:text-properties officeooo:rsid="00900bc9"/>
    </style:style>
    <style:style style:name="T121" style:family="text">
      <style:text-properties officeooo:rsid="0091eb50"/>
    </style:style>
    <style:style style:name="T122" style:family="text">
      <style:text-properties officeooo:rsid="0093b1de"/>
    </style:style>
    <style:style style:name="T123" style:family="text">
      <style:text-properties officeooo:rsid="00956026"/>
    </style:style>
    <style:style style:name="T124" style:family="text">
      <style:text-properties officeooo:rsid="0095b3a7"/>
    </style:style>
    <style:style style:name="T125" style:family="text">
      <style:text-properties officeooo:rsid="0095fc57"/>
    </style:style>
    <style:style style:name="T126" style:family="text">
      <style:text-properties officeooo:rsid="0096b352"/>
    </style:style>
    <style:style style:name="T127" style:family="text">
      <style:text-properties officeooo:rsid="00982a93"/>
    </style:style>
    <style:style style:name="T128" style:family="text">
      <style:text-properties officeooo:rsid="00989e7f"/>
    </style:style>
    <style:style style:name="T129" style:family="text">
      <style:text-properties officeooo:rsid="009912b7"/>
    </style:style>
    <style:style style:name="T130" style:family="text">
      <style:text-properties officeooo:rsid="009b05a8"/>
    </style:style>
    <style:style style:name="T131" style:family="text">
      <style:text-properties officeooo:rsid="009c8d16"/>
    </style:style>
    <style:style style:name="T132" style:family="text">
      <style:text-properties officeooo:rsid="009d3a1b"/>
    </style:style>
    <style:style style:name="T133" style:family="text">
      <style:text-properties officeooo:rsid="009e7114"/>
    </style:style>
    <style:style style:name="T134" style:family="text">
      <style:text-properties officeooo:rsid="009ffc28"/>
    </style:style>
    <style:style style:name="T135" style:family="text">
      <style:text-properties officeooo:rsid="00a138ef"/>
    </style:style>
    <style:style style:name="T136" style:family="text">
      <style:text-properties officeooo:rsid="00a315fb"/>
    </style:style>
    <style:style style:name="T137" style:family="text">
      <style:text-properties officeooo:rsid="00a47ae3"/>
    </style:style>
    <style:style style:name="T138" style:family="text">
      <style:text-properties officeooo:rsid="00a5c3c3"/>
    </style:style>
    <style:style style:name="T139" style:family="text">
      <style:text-properties officeooo:rsid="00a6df5a"/>
    </style:style>
    <style:style style:name="T140" style:family="text">
      <style:text-properties officeooo:rsid="00a77e0d"/>
    </style:style>
    <style:style style:name="T141" style:family="text">
      <style:text-properties officeooo:rsid="00a92213"/>
    </style:style>
    <style:style style:name="T142" style:family="text">
      <style:text-properties officeooo:rsid="00aa04d6"/>
    </style:style>
    <style:style style:name="T143" style:family="text">
      <style:text-properties officeooo:rsid="00ab92ae"/>
    </style:style>
    <style:style style:name="T144" style:family="text">
      <style:text-properties officeooo:rsid="00ab9396"/>
    </style:style>
    <style:style style:name="T145" style:family="text">
      <style:text-properties officeooo:rsid="00abd3d4"/>
    </style:style>
    <style:style style:name="T146" style:family="text">
      <style:text-properties officeooo:rsid="00ac24d5"/>
    </style:style>
    <style:style style:name="T147" style:family="text">
      <style:text-properties officeooo:rsid="00acc3e3"/>
    </style:style>
    <style:style style:name="T148" style:family="text">
      <style:text-properties officeooo:rsid="00ad680e"/>
    </style:style>
    <style:style style:name="T149" style:family="text">
      <style:text-properties officeooo:rsid="00adcda0"/>
    </style:style>
    <style:style style:name="T150" style:family="text">
      <style:text-properties officeooo:rsid="00af6354"/>
    </style:style>
    <style:style style:name="T151" style:family="text">
      <style:text-properties officeooo:rsid="00b0cc90"/>
    </style:style>
    <style:style style:name="T152" style:family="text">
      <style:text-properties officeooo:rsid="00b13527"/>
    </style:style>
    <style:style style:name="T153" style:family="text">
      <style:text-properties officeooo:rsid="00b30ef9"/>
    </style:style>
    <style:style style:name="T154" style:family="text">
      <style:text-properties officeooo:rsid="00b3ae4b"/>
    </style:style>
    <style:style style:name="T155" style:family="text">
      <style:text-properties officeooo:rsid="00b598ba"/>
    </style:style>
    <style:style style:name="T156" style:family="text">
      <style:text-properties officeooo:rsid="00b612aa"/>
    </style:style>
    <style:style style:name="T157" style:family="text">
      <style:text-properties officeooo:rsid="00b6b17a"/>
    </style:style>
    <style:style style:name="T158" style:family="text">
      <style:text-properties officeooo:rsid="00b96335"/>
    </style:style>
    <style:style style:name="T159" style:family="text">
      <style:text-properties officeooo:rsid="00bb03e2"/>
    </style:style>
    <style:style style:name="T160" style:family="text">
      <style:text-properties officeooo:rsid="00bc19d9"/>
    </style:style>
    <style:style style:name="T161" style:family="text">
      <style:text-properties officeooo:rsid="00bca1f1"/>
    </style:style>
    <style:style style:name="T162" style:family="text">
      <style:text-properties officeooo:rsid="00bf1923"/>
    </style:style>
    <style:style style:name="T163" style:family="text">
      <style:text-properties officeooo:rsid="00c04930"/>
    </style:style>
    <style:style style:name="T164" style:family="text">
      <style:text-properties officeooo:rsid="00c23817"/>
    </style:style>
    <style:style style:name="T165" style:family="text">
      <style:text-properties officeooo:rsid="00c2d632"/>
    </style:style>
    <style:style style:name="T166" style:family="text">
      <style:text-properties officeooo:rsid="00c419f2"/>
    </style:style>
    <style:style style:name="T167" style:family="text">
      <style:text-properties officeooo:rsid="00caba16"/>
    </style:style>
    <style:style style:name="T168" style:family="text">
      <style:text-properties officeooo:rsid="00ccf802"/>
    </style:style>
    <style:style style:name="T169" style:family="text">
      <style:text-properties officeooo:rsid="00cebeab"/>
    </style:style>
    <style:style style:name="T170" style:family="text">
      <style:text-properties officeooo:rsid="00d20c76"/>
    </style:style>
    <style:style style:name="T171" style:family="text">
      <style:text-properties officeooo:rsid="00d49bb2"/>
    </style:style>
    <style:style style:name="T172" style:family="text">
      <style:text-properties officeooo:rsid="00d638f0"/>
    </style:style>
    <style:style style:name="T173" style:family="text">
      <style:text-properties fo:color="#202124" style:font-name="Google Sans"/>
    </style:style>
    <style:style style:name="T174" style:family="text">
      <style:text-properties fo:color="#202124" style:font-name="Google Sans" officeooo:rsid="00ee7800"/>
    </style:style>
    <style:style style:name="T175" style:family="text">
      <style:text-properties style:font-name="Google Sans"/>
    </style:style>
    <style:style style:name="T176" style:family="text">
      <style:text-properties style:font-name="Google Sans" officeooo:rsid="00d83192"/>
    </style:style>
    <style:style style:name="T177" style:family="text">
      <style:text-properties style:font-name="Google Sans" officeooo:rsid="00db0139"/>
    </style:style>
    <style:style style:name="T178" style:family="text">
      <style:text-properties style:font-name="Google Sans" officeooo:rsid="00de1747"/>
    </style:style>
    <style:style style:name="T179" style:family="text">
      <style:text-properties style:font-name="Google Sans" officeooo:rsid="00dec426"/>
    </style:style>
    <style:style style:name="T180" style:family="text">
      <style:text-properties style:font-name="Google Sans" officeooo:rsid="00e01d0a"/>
    </style:style>
    <style:style style:name="T181" style:family="text">
      <style:text-properties style:font-name="Google Sans" officeooo:rsid="00e14fe0"/>
    </style:style>
    <style:style style:name="T182" style:family="text">
      <style:text-properties style:font-name="Google Sans" officeooo:rsid="00e30b8c"/>
    </style:style>
    <style:style style:name="T183" style:family="text">
      <style:text-properties style:font-name="Google Sans" officeooo:rsid="00e55ebb"/>
    </style:style>
    <style:style style:name="T184" style:family="text">
      <style:text-properties style:font-name="Google Sans" officeooo:rsid="00e6b58a"/>
    </style:style>
    <style:style style:name="T185" style:family="text">
      <style:text-properties style:font-name="Google Sans" officeooo:rsid="00ee7800"/>
    </style:style>
    <style:style style:name="T186" style:family="text">
      <style:text-properties style:font-name="Google Sans" officeooo:rsid="00ee9a1e"/>
    </style:style>
    <style:style style:name="T187" style:family="text">
      <style:text-properties style:font-name="Google Sans" officeooo:rsid="00f0ab80"/>
    </style:style>
    <style:style style:name="T188" style:family="text">
      <style:text-properties style:font-name="Google Sans" officeooo:rsid="00f32ba4"/>
    </style:style>
    <style:style style:name="T189" style:family="text">
      <style:text-properties style:font-name="Google Sans" officeooo:rsid="00f77555"/>
    </style:style>
    <style:style style:name="T190" style:family="text">
      <style:text-properties officeooo:rsid="00ea8c25"/>
    </style:style>
    <style:style style:name="T191" style:family="text">
      <style:text-properties officeooo:rsid="00ee7800"/>
    </style:style>
    <style:style style:name="T192" style:family="text">
      <style:text-properties style:font-name="inherit" fo:font-size="21pt" fo:language="pt" fo:country="PT" fo:font-style="normal" fo:font-weight="normal"/>
    </style:style>
    <style:style style:name="T193" style:family="text">
      <style:text-properties officeooo:rsid="00fbed77"/>
    </style:style>
    <style:style style:name="T194" style:family="text">
      <style:text-properties officeooo:rsid="01007b35"/>
    </style:style>
    <style:style style:name="T195" style:family="text">
      <style:text-properties officeooo:rsid="01029b97"/>
    </style:style>
    <style:style style:name="T196" style:family="text">
      <style:text-properties officeooo:rsid="01061992"/>
    </style:style>
    <style:style style:name="T197" style:family="text">
      <style:text-properties officeooo:rsid="010781ff"/>
    </style:style>
    <style:style style:name="T198" style:family="text">
      <style:text-properties officeooo:rsid="0109edcb"/>
    </style:style>
    <style:style style:name="T199" style:family="text">
      <style:text-properties officeooo:rsid="010a097b"/>
    </style:style>
    <style:style style:name="T200" style:family="text">
      <style:text-properties officeooo:rsid="010d1563"/>
    </style:style>
    <style:style style:name="T201" style:family="text">
      <style:text-properties officeooo:rsid="011080a6"/>
    </style:style>
    <style:style style:name="T202" style:family="text">
      <style:text-properties officeooo:rsid="01131a8a"/>
    </style:style>
    <style:style style:name="T203" style:family="text">
      <style:text-properties officeooo:rsid="0115e747"/>
    </style:style>
    <style:style style:name="T204" style:family="text">
      <style:text-properties officeooo:rsid="0118c99a"/>
    </style:style>
    <style:style style:name="T205" style:family="text">
      <style:text-properties officeooo:rsid="011b2af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/>
      <text:p text:style-name="P34">Sumário</text:p>
      <text:p text:style-name="P33"/>
      <text:p text:style-name="P33"><text:span text:style-name="T1">introdução</text:span>. . . . . . . . . . . . . . . . . . . . . . . . . . . . • · • . • · · • • · · • · · · · · · · · · · · · · · · · · 2</text:p>
      <text:p text:style-name="P33">I.</text:p>
      <text:p text:style-name="P33"><text:span text:style-name="T2">O processo de entrevista</text:span> . . . . . . . . . . . . . . . . . . . . . . . . . . . . . . . · . . · · . · · · · · · · · · 4</text:p>
      <text:p text:style-name="P33"><text:span text:style-name="T3">Porque</text:span>? .... · .................................................... ····· 4</text:p>
      <text:p text:style-name="P33"><text:span text:style-name="T4">Como as perguntas são selecionadas</text:span> .............................................. 6</text:p>
      <text:p text:style-name="P33"><text:span text:style-name="T5">É tudo relativo</text:span>. . . . . . . . . . . . . . . . . . . . . . . . . . . . . . . . . . . . . . . . . . . . . . . . . . . . . . . 7</text:p>
      <text:p text:style-name="P33"><text:span text:style-name="T6">Pergunta frequentes</text:span>.............................................. 7</text:p>
      <text:p text:style-name="P33"><text:span text:style-name="T7">Por trás das cenas</text:span>. . . . . . . . . . . . . . . . . . . . . . . . . . . . . . . . . . . . . . . . . . . . • . . . . . 8</text:p>
      <text:p text:style-name="P33"/>
      <text:p text:style-name="P33">II.</text:p>
      <text:p text:style-name="P33"><text:span text:style-name="T8">A entrevista da Microsoft</text:span>................................................. 9</text:p>
      <text:p text:style-name="P35"><text:span text:style-name="T8">A entrevista da </text:span><text:span text:style-name="T9">Amazon</text:span>............... , . . . . . . . . . . . . . . . . . . . . . . . . . . . . . . . . . 10</text:p>
      <text:p text:style-name="P36"><text:span text:style-name="T8">A entrevista da </text:span><text:span text:style-name="T10">Google</text:span> ................................................. 10</text:p>
      <text:p text:style-name="P37"><text:span text:style-name="T8">A entrevista da </text:span><text:span text:style-name="T11">Apple</text:span> .................................................. 11</text:p>
      <text:p text:style-name="P38"><text:span text:style-name="T8">A entrevista d</text:span><text:span text:style-name="T12">o Facebook</text:span> . . . . . . . . . . . . . . . . . . . . . . . . . . . . . . . . . . . . . . . . . . . . . . . . 12</text:p>
      <text:p text:style-name="P39"><text:span text:style-name="T8">A entrevista da </text:span>Palantir <text:s/>.................................................. 13</text:p>
      <text:p text:style-name="P33"/>
      <text:p text:style-name="P33">Ill.</text:p>
      <text:p text:style-name="P33"><text:span text:style-name="T13">Situações especiais</text:span>. . . . . . . . . . . . . . . . . . . . . . . . . . . . . . . . . . . . . . . . . . . . . . . . . 15</text:p>
      <text:p text:style-name="P33"><text:span text:style-name="T14">Candidatos experientes</text:span> . . . . . . . . . . . . . . . . . . . . . . . . . . . . . . . . . . . . . . . . . . . . . . . 15</text:p>
      <text:p text:style-name="P33"><text:span text:style-name="T15">Testadores e SDETs</text:span>.................................................... 15</text:p>
      <text:p text:style-name="P40"><text:span text:style-name="T16">Gerenciamento de produto(e programa)</text:span> ....................................... 16</text:p>
      <text:p text:style-name="P33"><text:span text:style-name="T17">Líder de desenvolvimento e gerentes</text:span> . . . . . . . . . . . . . . . . . . . . . . . . . . . . . . . . . . . . . . . . . . . . . . 17</text:p>
      <text:p text:style-name="P33">Startups . . . . . . . . . . . . . . . . . . . . . . . . . . . . . . . . . . . . . . . . . . . . . . . . . . . . . . . . . . 18</text:p>
      <text:p text:style-name="P33"><text:span text:style-name="T18">Aquisições e aquisições</text:span>............................................. 19</text:p>
      <text:p text:style-name="P33"><text:span text:style-name="T19">Para entrevistadores</text:span> ..................................................... 21</text:p>
      <text:p text:style-name="P33"/>
      <text:p text:style-name="P33">IV.</text:p>
      <text:p text:style-name="P33"><text:span text:style-name="T20">Antes da entrevista</text:span> . . . . . . . . . . . . . . . . . . . . . . . . . . . . . . . . . . . . . . . . . . . . . . . 26</text:p>
      <text:p text:style-name="P33"><text:span text:style-name="T21">Obtendo a experiencia certa</text:span> ............................................. 26</text:p>
      <text:p text:style-name="P33"><text:span text:style-name="T22">Escrevendo um ótimo currículo</text:span> . . . . . . . . . . . . . . . . . . . . . . . . . . . . . . . . . . . . . . . . . . . . . . . . 27</text:p>
      <text:p text:style-name="P33"><text:span text:style-name="T23">Mapa da preparação</text:span> ..................................................... 30</text:p>
      <text:p text:style-name="P33"><text:span text:style-name="T24">Questões complementares</text:span> . . . . . . . . . . . . . . . . • . . . . . . . . . . . . . . . • . . . • . . . • . . . . . 32</text:p>
      <text:p text:style-name="P33"/>
      <text:p text:style-name="P33">V.</text:p>
      <text:p text:style-name="P33"><text:span text:style-name="T25">Grade de preparação </text:span><text:span text:style-name="T26">de entrevista</text:span> .............................................. 32</text:p>
      <text:p text:style-name="P33"><text:span text:style-name="T27">Conheça seus projetos técnicos</text:span> ............................................. 33</text:p>
      <text:p text:style-name="P33"><text:span text:style-name="T28">Respondendo a questões complementares</text:span> ........................................ 34</text:p>
      <text:p text:style-name="P33"><text:span text:style-name="T29">Então, Me fale sobre você</text:span>... . . . . . . . . . . . . . . . . . . . . . . . . . . . . . . . . . . . . . . . . . . . . . . 36</text:p>
      <text:p text:style-name="P33"/>
      <text:p text:style-name="P33">VI.</text:p>
      <text:p text:style-name="P33">BigO ......................................................... 38</text:p>
      <text:p text:style-name="P33"><text:span text:style-name="T30">Uma analogia</text:span>. . . . . . . . . . . . . . . . . . . . . . . . . . . . . . . . . . . . . . . . . . . . . . . . . . . . . . . . 38</text:p>
      <text:p text:style-name="P33"><text:span text:style-name="T31">Complexidade de tempo</text:span> ..................................................... 38</text:p>
      <text:p text:style-name="P33"><text:span text:style-name="T32">Complexidade de espaço</text:span>. . . . . . . . . . . . . . . . . . . . . . . . . . . . . . . . . . . . . . . . . . . . . . . . . . . . 40</text:p>
      <text:p text:style-name="P33"><text:span text:style-name="T33">Abandone as constantes </text:span><text:s/>................................................... 41</text:p>
      <text:p text:style-name="P33"><text:span text:style-name="T34">Abandone os termos não dominantes</text:span> ........................................... 42</text:p>
      <text:p text:style-name="P33"/>
      <text:p text:style-name="P32"><text:span text:style-name="T35">Algoritmos de várias partes: adicionar vs multiplicar</text:span>...................................... 42</text:p>
      <text:p text:style-name="P33"><text:span text:style-name="T36">Tempo amortizado</text:span> ............................................ · . . . . . . . . . 43</text:p>
      <text:p text:style-name="P33"><text:span text:style-name="T37">Tempo de execução do log N</text:span>..................................................... 44</text:p>
      <text:p text:style-name="P33"><text:span text:style-name="T38">Tempo de execução</text:span> ................................................... 44</text:p>
      <text:p text:style-name="P33"><text:span text:style-name="T39">Exemplos e exercícios</text:span> ................................................ 45</text:p>
      <text:p text:style-name="P41"/>
      <text:p text:style-name="P41">VII.</text:p>
      <text:p text:style-name="P41"><text:span text:style-name="T40">Questões técnicas</text:span> . . . . . . . . . . . . . . . . . . . . . . . . . . . . . . . . . . . . . . . . . . . . . . . 60</text:p>
      <text:p text:style-name="P33"><text:span text:style-name="T40">Como preparar</text:span>. . . . . . . . . . . . . . . . . . . . . . . . . . . . . . . . . . . . . . . . . . . . . . . . . . . . . 60</text:p>
      <text:p text:style-name="P33"><text:span text:style-name="T41">O que você precisa saber</text:span>. . . . . . . . . . . . . . . . . . . . . . . . . . . . . . . . . . . . . . . . . . . . . . . . 60</text:p>
      <text:p text:style-name="P33"><text:span text:style-name="T42">Caminhando através de um problema</text:span> . . . . . . . . . . . . . . . . . . . . . . . . . . . . . . . . . . . . . . . . . . . . . 62</text:p>
      <text:p text:style-name="P33"><text:span text:style-name="T43">Otimize e resolva a técnica nº1: procure o BUD</text:span>.................................. 67</text:p>
      <text:p text:style-name="P42"><text:span text:style-name="T43">Otimize e resolva a técnica nº</text:span><text:span text:style-name="T44">2</text:span><text:span text:style-name="T43">:</text:span> <text:span text:style-name="T44">faça você mesmo</text:span> (<text:span text:style-name="T44">faça você mesmo</text:span>) .............................. 69</text:p>
      <text:p text:style-name="P43"><text:span text:style-name="T43">Otimize e resolva a técnica nº</text:span><text:span text:style-name="T45">3</text:span><text:span text:style-name="T43">:</text:span> <text:span text:style-name="T45">simplifique e</text:span> <text:span text:style-name="T45">generalize</text:span> ........................... 71</text:p>
      <text:p text:style-name="P44"><text:span text:style-name="T43">Otimize e resolva a técnica nº</text:span><text:span text:style-name="T47">4</text:span><text:span text:style-name="T43">:</text:span>Base <text:span text:style-name="T46">e construção</text:span>.............................. 71</text:p>
      <text:p text:style-name="P45"><text:span text:style-name="T43">Otimize e resolva a técnica nº</text:span><text:span text:style-name="T47">5</text:span><text:span text:style-name="T43">:</text:span> Brainstorm <text:span text:style-name="T47">de estruturas de dados</text:span>. . . . . . . . . . . . . . . . . . . . . . . . 72</text:p>
      <text:p text:style-name="P33"><text:span text:style-name="T48">Melhor tempo de execução concebível(BCR)</text:span>........................................... 72</text:p>
      <text:p text:style-name="P33"><text:span text:style-name="T49">Tratamento de respostas incorretas</text:span>. . . . . . . . . . . . . . . . . . . . . . . . . . . . . . . . . . . . . . . . . . . . . 76</text:p>
      <text:p text:style-name="P33"><text:span text:style-name="T50">Quando você já ouviu uma pergunta</text:span>. . . . . . . . . . . . . . . . . . . . . . . . . . . . . . . . . . . . . . . 76</text:p>
      <text:p text:style-name="P33"><text:span text:style-name="T51">A linguagem ‘perfeita’ para entrevista</text:span>. . . . . . . . . . . . . . . . . . . . . . . . . . . . . . . . . . . . . . . 76</text:p>
      <text:p text:style-name="P33"><text:span text:style-name="T52">Qual é a aparência de uma boa codificação</text:span> . . . . . . . . . . . . . . . . . . . . . . . . . . . . . . . . . . . . . . . . . . . 77</text:p>
      <text:p text:style-name="P33"><text:span text:style-name="T53">Não desista</text:span> ...................................................... 81</text:p>
      <text:p text:style-name="P33"/>
      <text:p text:style-name="P33">VIII. <text:span text:style-name="T54">A oferta e muito mais</text:span> . . . . . . . . . . . . . . . . . . . . . . . . . . . . . . . . . . . . . . . . . . . . . . 82</text:p>
      <text:p text:style-name="P33"><text:span text:style-name="T55">Lidando com ofertas e rejeições</text:span> . . . . . . . . . . . . . . . . . . . . . . . . . . . . . . . . . . . . . . . . . . . . 82</text:p>
      <text:p text:style-name="P33"><text:span text:style-name="T56">Avaliando a oferta</text:span> . . . . . . . . . . . . . . . . . . . . . . . . . . . . . . . . . . . . . . . . . . . . . . . . . . 83</text:p>
      <text:p text:style-name="P33"><text:span text:style-name="T57">Negociação</text:span> . . . . . . . . . . . . . . . . . . . . . . . . . . . . . . . . . . . . . . . . . . . . . . . . . . . . . . . . 84</text:p>
      <text:p text:style-name="P33"><text:span text:style-name="T58">No trabalho</text:span> . . . . . . . . . . . . . . . . . . . . . . . . . . . . . . . . . . . . . . . . . . . . . . . . . . . . . . . . 85</text:p>
      <text:p text:style-name="P33"/>
      <text:p text:style-name="P33">IX.</text:p>
      <text:p text:style-name="P33"><text:span text:style-name="T59">Questões de entrevista</text:span> . . . . . . . . . . . . . . . . . . . . . . . . . . . . . . . . . . . . . . . . . . . . . . . 87</text:p>
      <text:p text:style-name="P33"><text:span text:style-name="T60">Estruturas de dados</text:span>. . . . • . . . . . . . . . . . . . . . . . . . . . . . . . . . . . . . . . . . . . . . . . . . . . 88</text:p>
      <text:p text:style-name="P33"><text:span text:style-name="T61">Capítulos 1 – Arrays e String</text:span><text:span text:style-name="T62">s</text:span>. . . . . . . . . . . . . . . . . . . . . . . . . . . . . . . . . . . . . . . . . . . . 88</text:p>
      <text:p text:style-name="P33"><text:span text:style-name="T63">Tabela Hash</text:span> . .......................................................... 88</text:p>
      <text:p text:style-name="P33"><text:span text:style-name="T64">ArrayList e Matrizes redimensionáveis</text:span> . ............................................... 89</text:p>
      <text:p text:style-name="P33"><text:span text:style-name="T64">Construtor de cordas</text:span>. ......................................................... 89</text:p>
      <text:p text:style-name="P33"><text:span text:style-name="T65">Capitulo 2 – Lista vinculadas</text:span>. . . . . . . . . . . . . . . . . . . . . . . . . . . . . . . . . . . . . . . . . . . . . . . . . 92</text:p>
      <text:p text:style-name="P33"><text:span text:style-name="T66">Criança de uma lista vinculada</text:span>.................................................... 92</text:p>
      <text:p text:style-name="P33"><text:span text:style-name="T67">Exclusão de um nó de uma lista vinculada individualmente</text:span>. ...................................... 93</text:p>
      <text:p text:style-name="P33"><text:span text:style-name="T68">A técnica do “corredor”</text:span> .................................................. 93</text:p>
      <text:p text:style-name="P33"><text:span text:style-name="T69">Problemas recursivos</text:span> . ..................................................... 93</text:p>
      <text:p text:style-name="P33"/>
      <text:p text:style-name="Standard"/>
      <text:p text:style-name="P31"><text:span text:style-name="T70">Capitulo 3- pilhas e filas</text:span>. . . . . . . . . . . . . . . . . . . . . . . . . . . . . . . . . . . . . . . . . . . . 96</text:p>
      <text:p text:style-name="Standard"><text:span text:style-name="T71">Implementando um estoque</text:span> . ................................................... 96</text:p>
      <text:p text:style-name="Standard"><text:span text:style-name="T72">Implementando uma fila</text:span>. .................................................. 97</text:p>
      <text:p text:style-name="Standard"><text:span text:style-name="T73">Capitulo 4- Árvores e grafos</text:span>............................................. 100</text:p>
      <text:p text:style-name="Standard"><text:span text:style-name="T74">Tipos de Árvores</text:span> ........................................................ 100</text:p>
      <text:p text:style-name="Standard"><text:span text:style-name="T75">Transversal da arvore binaria </text:span><text:s/>. . . . . . . . . . . . . . . . . . . . . . . . . . . . . . . . . . . . . . . . . . . . . . . . . . . 103</text:p>
      <text:p text:style-name="Standard"><text:span text:style-name="T76">Pilhas binarias</text:span> (Min-Heaps and Mox-Heaps) .................................... 103</text:p>
      <text:p text:style-name="Standard"><text:span text:style-name="T77">Tentativas(árvores de prefixo)</text:span> . . . . . . . . . . . . . . . . . . . . . . . . . . . . . . . . . . . . . . . . . . . . . . . . . . . <text:s/>105</text:p>
      <text:p text:style-name="Standard"><text:span text:style-name="T78">Graficos</text:span>. ............................................................ 105</text:p>
      <text:p text:style-name="Standard"><text:span text:style-name="T79">Pesquisa de gráfico</text:span> ........................................................ 1 07</text:p>
      <text:p text:style-name="Standard"><text:span text:style-name="T80">Conceitos e Algoritmos</text:span> ........................................... 112</text:p>
      <text:p text:style-name="P46"><text:span text:style-name="T70">Capitulo </text:span><text:span text:style-name="T81">5</text:span> – <text:span text:style-name="T81">Manipulação de bits</text:span>............................................. 112</text:p>
      <text:p text:style-name="Standard"><text:span text:style-name="T82">Manipulação de bits á mão</text:span> . . . . . . . . . . . . . . . . . . . . . . . . . . . . . . . . . . . . . . . . . . . . . . . . 112</text:p>
      <text:p text:style-name="Standard"><text:span text:style-name="T83">Pequenos fatos e truques</text:span>. .................................................... 112</text:p>
      <text:p text:style-name="Standard"><text:span text:style-name="T84">Complemento de dois e numero negativos</text:span>. .................................... 113</text:p>
      <text:p text:style-name="Standard"><text:span text:style-name="T85">Aritmética vs deslocamento á direita lógico</text:span> . .......................... ................ 113</text:p>
      <text:p text:style-name="Standard"><text:span text:style-name="T86">Tarefas de bits comuns: obtenção e configuração</text:span> . . . . . . . . . . . . . . . . . . . . . . . . . . . . . . . . . . . . . <text:s/>114</text:p>
      <text:p text:style-name="Standard"><text:span text:style-name="T87">Capitulo 6 – Enigmas matemáticos e lógico</text:span> ......................................... 117</text:p>
      <text:p text:style-name="Standard"><text:span text:style-name="T88">Números primos</text:span>. . . . . . . . . . . . . . . . . . . . . . . . . . . . . . . . . . . . . . . . . . . . . . . . . . . . . . . 117</text:p>
      <text:p text:style-name="Standard"><text:span text:style-name="T89">Probalidade</text:span>. . . . . . . . . . . . . . . . . . . . . . . . . . . . . . . . . . . . . . . . . . . . . . . . . . . . . . . . . . 119</text:p>
      <text:p text:style-name="Standard"><text:span text:style-name="T90">Começar falando</text:span>. . . . . . . . . . . . . . . . . . . . . . . . . . . . . . . . . . . . . . . . . . . . . . . . . . . . . . . . . 121</text:p>
      <text:p text:style-name="Standard"><text:span text:style-name="T91">Desenvolva regras e padrões</text:span>. .............................................. 121</text:p>
      <text:p text:style-name="Standard"><text:span text:style-name="T92">Pior mudança de cose</text:span> . . . . . . . . . . . . . . . . . . . . . . . . . . . . . . . . . . . . . . . . . . . . . . . . . . . . 122</text:p>
      <text:p text:style-name="Standard"><text:span text:style-name="T93">Abordagem de algoritmo</text:span>. . . . . . . . . . . . . . . . . . . . . . . . . . . . . . . . . . . . . . . . . . . . . . . . . . 122</text:p>
      <text:p text:style-name="Standard"><text:span text:style-name="T94">Capitulo 7- Projeto orientado a Objetos</text:span> ........................................ 125</text:p>
      <text:p text:style-name="Standard"><text:span text:style-name="T95">Como se aproximar</text:span> . . . . . . . . . . . . . . . . . . . . . . . . . . . . . . . . . . . . . . . . . . . . . . . . . . . . . 125</text:p>
      <text:p text:style-name="Standard"><text:span text:style-name="T96">Padrões de design</text:span> . . . . . . . . . . . . . . . . . . . . . . . . . . . . . . . . . . . . . . . . . . . . . . . . . . . . . . . 126</text:p>
      <text:p text:style-name="Standard"><text:span text:style-name="T97">Capitulo 8 – Recursão e programação dinamica</text:span>............................... 130</text:p>
      <text:p text:style-name="Standard"><text:span text:style-name="T98">Como se aproximar</text:span>. . . . . . . . . . . . . . . . . . . . . . . . . . . . . . . . . . . . . . . . . . . . . . . . . . . . . . 1 30</text:p>
      <text:p text:style-name="Standard"><text:span text:style-name="T99">Soluções recursivas vs iterativas</text:span> . . . . . . . . . . . . . . . . . . . . . . . . . . . . . . . . . . . . . . . . . . . . 1 31</text:p>
      <text:p text:style-name="Standard"><text:span text:style-name="T100">Programação dinamica e memoizotion</text:span> . ...................................... 131</text:p>
      <text:p text:style-name="Standard"><text:span text:style-name="T101">Capitulo 9 – Projeto de sistema e escalabilade</text:span> ..................................... 137</text:p>
      <text:p text:style-name="Standard"><text:span text:style-name="T101">Lidando com as perguntas</text:span> ................................................. 137</text:p>
      <text:p text:style-name="Standard"><text:span text:style-name="T102">Design: passo a passo</text:span>................................................... 138</text:p>
      <text:p text:style-name="Standard"><text:span text:style-name="T103">Algoritmos que escalam: passo a passo</text:span> ......................................... 139</text:p>
      <text:p text:style-name="Standard"><text:span text:style-name="T104">Conceitos chave</text:span>. ........................................................ 140</text:p>
      <text:p text:style-name="Standard"/>
      <text:p text:style-name="Standard"/>
      <text:p text:style-name="Standard"/>
      <text:p text:style-name="P31"><text:span text:style-name="T105">Considerações</text:span> ....................................................... 142</text:p>
      <text:p text:style-name="Standard"><text:span text:style-name="T106">Não existe um sistema</text:span> .. .............................................. 143</text:p>
      <text:p text:style-name="Standard"><text:span text:style-name="T107">Exemplo de problema</text:span>. ..................................................... 143</text:p>
      <text:p text:style-name="Standard"><text:span text:style-name="T108">Capitulo 10 – Classificação e pesquisando</text:span>......................................... 146</text:p>
      <text:p text:style-name="Standard"><text:span text:style-name="T109">Algoritmos de classificação comuns</text:span> . . . . . . . . . . . . . . . . . . . . . . . . . . . . . . . . . . . . . . . . . . . . . . 146</text:p>
      <text:p text:style-name="Standard"><text:span text:style-name="T110">Pesquisando algoritmos</text:span>. .........•........................................ 149</text:p>
      <text:p text:style-name="Standard"><text:span text:style-name="T111">Capitulo 11 - Testando</text:span> ................................................... 152</text:p>
      <text:p text:style-name="P47"><text:span text:style-name="T112">O que o entrevistador está procurando</text:span>. . . . . . . . . . . . . . . . . . . . . . . . . . . . . . . . . . . . . . . . . 152</text:p>
      <text:p text:style-name="Standard"><text:span text:style-name="T113">Testando um objeto do mundo real</text:span>. . . . . . . . . . . . . . . . . . . . . . . . . . . . . . . . . . . . . . . . . . . . . . . 153</text:p>
      <text:p text:style-name="Standard"><text:span text:style-name="T114">Testando um software</text:span> . . . . . . . . . . . . . . . . . . . . . . . . . . . . . . . . . . . . . . . . . 154</text:p>
      <text:p text:style-name="Standard"><text:span text:style-name="T115">Testando uma função</text:span> ..................................................... 155</text:p>
      <text:p text:style-name="Standard"><text:span text:style-name="T116">Questões de solução de problemas</text:span> ............................................... 156</text:p>
      <text:p text:style-name="Standard"><text:span text:style-name="T117">Baseado em conhecimento</text:span>...•.............•.............................. 158</text:p>
      <text:p text:style-name="Standard"><text:span text:style-name="T118">Capitulo 12- C e C++</text:span> ................................................ 158</text:p>
      <text:p text:style-name="Standard"><text:span text:style-name="T119">Classes e herenças</text:span> . . . . . . . . . . . . . . . . . . . . . . . . . . . . . . . . . . . . . . . . . . . . . . . . . 158</text:p>
      <text:p text:style-name="Standard"><text:span text:style-name="T120">Construtores e Destruidores</text:span>. ............................................. 159</text:p>
      <text:p text:style-name="Standard"><text:span text:style-name="T121">Função virtuais</text:span> . . . . . . . . . . . . . . . . . . . . . . . . . . . . . . . . . . . . . . . . . . . . . . . . . . . . . . 159</text:p>
      <text:p text:style-name="Standard"><text:span text:style-name="T122">Destruidor virtual</text:span> . . . . . . . . . . . . . . . . . . . . . . . . . . . . . . . . . . . . . . . . . . . . . . . . 160</text:p>
      <text:p text:style-name="Standard"><text:span text:style-name="T123">Valores padrões</text:span> . . . . . . . . . . . . . . . . . . . . . . . . . . . . . . . . . . . . . . . . . . . . . . . . . . . . . . . 161</text:p>
      <text:p text:style-name="Standard"><text:span text:style-name="T124">Sobrecarga do operador</text:span> . . . . . . . . . . . . . . . . . . . . . . . . . . . . . . . . . . . . . . . . . . . . . . . . . . 161</text:p>
      <text:p text:style-name="Standard"><text:span text:style-name="T125">Ponteiros e referencias</text:span> . . . . . . . . . . . . . . . . . . . . . . . . . . . . . . . . . . . . . . . . . . . . . . . . . 162</text:p>
      <text:p text:style-name="Standard"><text:span text:style-name="T126">Modelos</text:span>. .......................................................... 163</text:p>
      <text:p text:style-name="Standard"><text:span text:style-name="T127">Capitulo 13 - java</text:span>..................................................... 165</text:p>
      <text:p text:style-name="Standard"><text:span text:style-name="T128">Como se aproximar</text:span> . . . . . . . . . . . . . . . . . . . . . . . . . . . . . . . . . . . . . . . . . . . . . . . . . . . . . 165</text:p>
      <text:p text:style-name="Standard"><text:span text:style-name="T129">Sobrecarga vs Substituição</text:span> ............................................... 165</text:p>
      <text:p text:style-name="Standard"><text:span text:style-name="T130">Estrutura de coleção</text:span> . ... ............................................... 166</text:p>
      <text:p text:style-name="Standard"><text:span text:style-name="T131">Capitulo 14 – Bancos de dados</text:span>................................................. 169</text:p>
      <text:p text:style-name="Standard"><text:span text:style-name="T132">Sintaxe SQL e variações</text:span> . ............................................... 169</text:p>
      <text:p text:style-name="Standard"><text:span text:style-name="T133">Banco de dados desnormalizados vs normalizado</text:span><text:span text:style-name="T134">s</text:span> . ..................................... 169</text:p>
      <text:p text:style-name="Standard"><text:span text:style-name="T135">Instrução SQL</text:span> . . . . . . . . . . . . . . . . . . . . . . . . . . . . . . . . . . . . . . . . . . . . . . . . . . . . . . 169</text:p>
      <text:p text:style-name="Standard"><text:span text:style-name="T136">Design <text:s/>de banco de dados pequeno</text:span>. ................................................. 171</text:p>
      <text:p text:style-name="Standard"><text:span text:style-name="T137">Lorge database design</text:span>. ................................................. 172</text:p>
      <text:p text:style-name="Standard"><text:span text:style-name="T138">Capitulos 15- Threads e bloqueios</text:span>........................................... 174</text:p>
      <text:p text:style-name="Standard">Threads <text:span text:style-name="T139">em</text:span> Java ....................................................... 174</text:p>
      <text:p text:style-name="Standard"><text:span text:style-name="T140">Sincronização e bloqueios</text:span> . . . . . . . . . . . . . . . . . . . . . . . . . . . . . . . . . . . . . . . . . . . . . . . 176</text:p>
      <text:p text:style-name="Standard"><text:span text:style-name="T141">Deadlocks e prevenção de deadlock</text:span>. ........................................ 179</text:p>
      <text:p text:style-name="Standard"/>
      <text:p text:style-name="Standard"/>
      <text:p text:style-name="P31"><text:span text:style-name="T142">Problemas de revisão adicionais</text:span> . . • . . . . . . . . . . . . . . . . . . . . . . . . . . . . . . . . . . . . . . 181</text:p>
      <text:p text:style-name="Standard"><text:span text:style-name="T143">Capitulo 16 - Moderado</text:span>................. · ................................ 181</text:p>
      <text:p text:style-name="Standard"><text:span text:style-name="T144">Capitulo 17 - Dificil</text:span>.................................................... 186</text:p>
      <text:p text:style-name="Standard"><text:span text:style-name="T145">Soluções</text:span> . . . . . . . . . . . . . . . . . . . . . . . . . . . . . • . . . . . . • . . . . . • . . . • , • • • • • 191</text:p>
      <text:p text:style-name="Standard"/>
      <text:p text:style-name="Standard">X.</text:p>
      <text:p text:style-name="Standard"><text:span text:style-name="T146">Estruturas de dados</text:span>..................................................... 192</text:p>
      <text:p text:style-name="Standard"><text:span text:style-name="T147">Conceitos e Algoritmos</text:span> ............................................... 276</text:p>
      <text:p text:style-name="Standard"><text:span text:style-name="T148">Baseado em conhecimento</text:span>.................................................... 422</text:p>
      <text:p text:style-name="Standard"><text:span text:style-name="T149">Problemas de revisão adicionais</text:span> ............................................. 462</text:p>
      <text:p text:style-name="Standard"/>
      <text:p text:style-name="Standard">XI.</text:p>
      <text:p text:style-name="Standard"><text:span text:style-name="T150">Tópicos </text:span><text:span text:style-name="T151">Avançados</text:span>. . . . . . . . . . . . . . . . . . . . . . . . . . . . . • . . • . . . . . . . . . • . . . . . . 628</text:p>
      <text:p text:style-name="Standard"><text:span text:style-name="T152">Matemática Útil</text:span>........................................................ 629</text:p>
      <text:p text:style-name="Standard"><text:span text:style-name="T153">Classificação topológica</text:span>..................................................... 632</text:p>
      <text:p text:style-name="Standard"><text:span text:style-name="T154">Algoritmo de Dijkstra</text:span>................................................... 633</text:p>
      <text:p text:style-name="Standard"><text:span text:style-name="T155">Resolução de colisão da tabela de hash</text:span>........................................... 636</text:p>
      <text:p text:style-name="Standard">Rabin-Karp <text:span text:style-name="T156">Pesquisa de substring</text:span>............................................. 636</text:p>
      <text:p text:style-name="Standard"/>
      <text:p text:style-name="Standard"><text:span text:style-name="T157">Árvore AVL</text:span> ......................................................... 637</text:p>
      <text:p text:style-name="Standard">Red-Black Trees ..................................................... 639</text:p>
      <text:p text:style-name="Standard">Map-Reduce ........................................................ 642</text:p>
      <text:p text:style-name="Standard"><text:span text:style-name="T158">Estudo Adicional</text:span>.................................................. 644</text:p>
      <text:p text:style-name="Standard"/>
      <text:p text:style-name="P48">XII.</text:p>
      <text:p text:style-name="P48"><text:span text:style-name="T159">Biblioteca de código</text:span> . . . . . . . . . . . . . . . . . . . . . . . . . . . . . . . . . . . . . . . . . . . . . . . . . . . 645</text:p>
      <text:p text:style-name="Standard">HashMapList&lt;T, E&gt; ................................................... 646</text:p>
      <text:p text:style-name="Standard">TreeNode (<text:span text:style-name="T160">árvore de pesquisa binária</text:span>) ............................................ 647</text:p>
      <text:p text:style-name="Standard">LinkedListNode (<text:span text:style-name="T161">Lista vinculada)</text:span> ............................................. 649</text:p>
      <text:p text:style-name="Standard">Trie &amp; TrieNode ..................................................... 649</text:p>
      <text:p text:style-name="Standard"/>
      <text:p text:style-name="P49">XIII.</text:p>
      <text:p text:style-name="P49"><text:span text:style-name="T162">Dicas</text:span> . . . . . . . . . . . . . . . . . . . . . . . . . . . . . . . . . . . . . . . . . . . . . . . . . . . . . . . . 652</text:p>
      <text:p text:style-name="Standard"><text:span text:style-name="T163">Dicas para estrutura de dados</text:span> ................................................ 653</text:p>
      <text:p text:style-name="Standard"><text:span text:style-name="T164">Dicas para conceitos e algoritmos</text:span> ......................................... 662</text:p>
      <text:p text:style-name="Standard"><text:span text:style-name="T165">Dicas para pergunta baseadas no conhecimento</text:span> ....................................... 676</text:p>
      <text:p text:style-name="Standard"><text:span text:style-name="T166">Dicas de problemas de revisão adicionais</text:span>....................................... 679</text:p>
      <text:p text:style-name="Standard">XIV. About the Author . . . . . . . . . . . . . . . . . . . . . . . . . . . . . . . . . . . . . . . . . . . . . . . . 696</text:p>
      <text:p text:style-name="Standard"/>
      <text:p text:style-name="Standard"/>
      <text:p text:style-name="Standard"/>
      <text:p text:style-name="Standard"/>
      <text:p text:style-name="P30"><text:bookmark text:name="tw-target-text1"/>O Processo de Entrevista</text:p>
      <text:p text:style-name="P1"/>
      <text:p text:style-name="P1"><text:bookmark text:name="tw-target-text"/>Na maioria das principais empresas de tecnologia (e em muitas outras empresas). algoritmo e problemas de codificação formam o</text:p>
      <text:p text:style-name="P3">maior componente do processo de entrevista. Pense nisso como questões de resolução de problemas. O entrevistador</text:p>
      <text:p text:style-name="P3">está procurando avaliar sua capacidade de resolver problemas algorítmicos que você nunca viu antes.</text:p>
      <text:p text:style-name="P3">Muitas vezes, você pode responder a apenas uma pergunta em uma entrevista. Quarenta e cinco minutos não é muito tempo,</text:p>
      <text:p text:style-name="P3">e é difícil responder a várias questões diferentes nesse período de tempo.</text:p>
      <text:p text:style-name="P3">Você deve fazer o possível para falar em voz alta sobre o problema e explicar seu processo de pensamento. Sua</text:p>
      <text:p text:style-name="P3">o entrevistador pode intervir às vezes para ajudá-lo; deixe eles. É normal e realmente não significa que você está</text:p>
      <text:p text:style-name="P3">indo mal. (Dito isso, é claro que não precisar de dicas é ainda melhor.)</text:p>
      <text:p text:style-name="P3"><text:soft-page-break/>No final da entrevista, o entrevistador terá uma ideia de como você se saiu. Uma pontuação numérica</text:p>
      <text:p text:style-name="P3">pode ser atribuído ao seu desempenho, mas não é realmente uma avaliação quantitativa. Não há gráfico que</text:p>
      <text:p text:style-name="P3">diz quantos pontos você ganha por coisas diferentes. Simplesmente não funciona assim.</text:p>
      <text:p text:style-name="P3">Em vez disso, seu entrevistador fará uma avaliação de seu desempenho, geralmente com base no seguinte:</text:p>
      <text:p text:style-name="P3">Habilidades analíticas: Você precisou de muita ajuda para resolver o problema? Quão ótima foi sua solução? Como</text:p>
      <text:p text:style-name="P3">quanto tempo você demorou para chegar a uma solução? Se você teve que projetar / arquitetar uma nova solução, você estruturou</text:p>
      <text:p text:style-name="P3">Você está curando bem o problema e pensando nas compensações de diferentes decisões?</text:p>
      <text:p text:style-name="P3">Habilidades de codificação: você conseguiu traduzir com sucesso seu algoritmo para um código razoável? Estava limpo</text:p>
      <text:p text:style-name="P3"><text:soft-page-break/>e bem organizado? Você pensou em possíveis erros? Você usou um bom estilo?</text:p>
      <text:p text:style-name="P3">Conhecimento técnico / fundamentos da ciência da computação: você tem uma base sólida em computação</text:p>
      <text:p text:style-name="P3">ciência e as tecnologias relevantes?</text:p>
      <text:p text:style-name="P3">Experiência: Você já tomou boas decisões técnicas no passado? Você construiu interessante, desafiador</text:p>
      <text:p text:style-name="P3">projetos? Você demonstrou motivação, iniciativa e outros fatores importantes?</text:p>
      <text:p text:style-name="P3">Adequação à cultura / habilidades de comunicação: sua personalidade e valores se adaptam à empresa e à equipe? Fez</text:p>
      <text:p text:style-name="P3">você se comunica bem com seu entrevistador?</text:p>
      <text:p text:style-name="P3">O peso dessas áreas varia de acordo com a pergunta, o entrevistador, a função, a equipe e a empresa. Em um</text:p>
      <text:p text:style-name="P3">questão de algoritmo padrão, pode ser quase inteiramente os três primeiros.</text:p>
      <text:p text:style-name="Standard"/>
      <text:p text:style-name="Standard"/>
      <text:p text:style-name="P2"/>
      <text:p text:style-name="P2"/>
      <text:p text:style-name="P2"/>
      <text:p text:style-name="P2"/>
      <text:p text:style-name="P2"><text:bookmark text:name="tw-target-text2"/><text:soft-page-break/>Por quê?</text:p>
      <text:p text:style-name="Standard"/>
      <text:p text:style-name="P2"><text:bookmark text:name="tw-target-text3"/>Essa é uma das dúvidas mais comuns que os candidatos fazem ao iniciar o processo. Porque fazer</text:p>
      <text:p text:style-name="P3">coisas assim? Depois de tudo,</text:p>
      <text:p text:style-name="P3">1. Muitos bons candidatos não se dão bem nesse tipo de entrevista.</text:p>
      <text:p text:style-name="P3">4</text:p>
      <text:p text:style-name="P3">Cracking the Coding Interview, 6ª edição I I O processo de entrevista</text:p>
      <text:p text:style-name="P3">2. Você pode procurar a resposta se ela aparecer.</text:p>
      <text:p text:style-name="P3">3. Você raramente precisa usar estruturas de dados como árvores de pesquisa binárias no mundo real. Se você precisasse,</text:p>
      <text:p text:style-name="P3">você certamente poderia aprender.</text:p>
      <text:p text:style-name="P3">4. A codificação do quadro branco é um ambiente artificial. Você nunca codificaria no quadro branco na vida real</text:p>
      <text:p text:style-name="P3">mundo, obviamente.</text:p>
      <text:p text:style-name="P29"/>
      <text:p text:style-name="P29"/>
      <text:p text:style-name="P3"><text:bookmark text:name="tw-target-text7"/>Essas reclamações têm mérito. Na verdade, concordo com todos eles, pelo menos em parte.</text:p>
      <text:p text:style-name="P3"><text:soft-page-break/>Ao mesmo tempo, há razão para fazer as coisas dessa maneira para algumas posições, não todas. Não é importante que</text:p>
      <text:p text:style-name="P3">você concorda com essa lógica, mas é uma boa ideia entender por que essas perguntas estão sendo feitas. Isso ajuda</text:p>
      <text:p text:style-name="P3">ofereça um pequeno insight sobre a mentalidade do entrevistador.</text:p>
      <text:p text:style-name="P3"/>
      <text:p text:style-name="P3"/>
      <text:p text:style-name="P3"/>
      <text:p text:style-name="P17"><text:bookmark text:name="tw-target-text8"/>Falsos negativos são aceitáveis. <text:span text:style-name="T167">(titulo)</text:span></text:p>
      <text:p text:style-name="P17"/>
      <text:p text:style-name="P3"><text:bookmark text:name="tw-target-text9"/><text:span text:style-name="T168">I</text:span>sso é triste (e frustrante para os candidatos), mas é verdade.</text:p>
      <text:p text:style-name="P3">Do ponto de vista da empresa, é realmente aceitável que alguns bons candidatos sejam rejeitados. O</text:p>
      <text:p text:style-name="P3">empresa pretende construir um grande conjunto de funcionários. Eles podem aceitar que perdem algumas pessoas boas.</text:p>
      <text:p text:style-name="P3">Eles preferem não fazê-lo, é claro, pois isso aumenta seus custos de recrutamento. É uma troca aceitável, porém, desde que</text:p>
      <text:p text:style-name="P3">eles ainda podem contratar pessoas boas o suficiente.</text:p>
      <text:p text:style-name="P3"><text:soft-page-break/>Eles estão muito mais preocupados com falsos positivos: pessoas que se saem bem em uma entrevista, mas não são muito</text:p>
      <text:p text:style-name="P3">Boa.</text:p>
      <text:p text:style-name="P3"/>
      <text:p text:style-name="P3"/>
      <text:p text:style-name="P3"/>
      <text:p text:style-name="P17"><text:bookmark text:name="tw-target-text10"/>Habilidades de resolução de problemas são valiosas. <text:span text:style-name="T169">(titulo)</text:span></text:p>
      <text:p text:style-name="P17"/>
      <text:p text:style-name="P3"><text:bookmark text:name="tw-target-text11"/>Se você é capaz de resolver vários problemas difíceis (com alguma ajuda, talvez), você provavelmente é muito</text:p>
      <text:p text:style-name="P3">bom no desenvolvimento de algoritmos ideais. Você é esperto.</text:p>
      <text:p text:style-name="P3">Pessoas inteligentes tendem a fazer coisas boas, e isso é valioso em uma empresa. Não é a única coisa que importa,</text:p>
      <text:p text:style-name="P3">claro, mas é uma coisa muito boa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 text:name="tw-target-text12"/><text:soft-page-break/>O conhecimento básico de algoritmos e estrutura de dados é útil. <text:span text:style-name="T170">(titulo)</text:span></text:p>
      <text:p text:style-name="P17"/>
      <text:p text:style-name="P3"><text:bookmark text:name="tw-target-text13"/>Muitos entrevistadores argumentariam que o conhecimento básico da ciência da computação é, de fato, útil. Entendimento</text:p>
      <text:p text:style-name="P3">árvores, gráficos, listas, classificação e outros conhecimentos surgem periodicamente. Quando isso acontece, é realmente valioso</text:p>
      <text:p text:style-name="P3">capaz.</text:p>
      <text:p text:style-name="P3">Você poderia aprender conforme necessário? Certo. Mas é muito difícil saber que você deve usar uma árvore de pesquisa binária se</text:p>
      <text:p text:style-name="P3">você não sabe de sua existência. E se você sabe de sua existência, então sabe muito bem o básico.</text:p>
      <text:p text:style-name="P3">Outros entrevistadores justificam a confiança em estruturas de dados e algoritmos argumentando que é um bom "proxy: '</text:p>
      <text:p text:style-name="P3">Mesmo que as habilidades não sejam tão difíceis de aprender por conta própria, eles dizem que está razoavelmente bem relacionado com</text:p>
      <text:p text:style-name="P3"><text:soft-page-break/>sendo um bom desenvolvedor. Isso significa que você já passou por um programa de ciência da computação (no qual</text:p>
      <text:p text:style-name="P3">caso você aprendeu e reteve um conjunto razoavelmente amplo de conhecimento técnico) ou aprendeu essas coisas em</text:p>
      <text:p text:style-name="P3">seu próprio. De qualquer forma, é um bom sinal.</text:p>
      <text:p text:style-name="P3">Há outra razão pela qual a estrutura de dados e o conhecimento de algoritmo surgem: porque é difícil perguntar</text:p>
      <text:p text:style-name="P3">questões de resolução de problemas que não os envolvam. Acontece que a grande maioria da solução de problemas</text:p>
      <text:p text:style-name="P3">as perguntas envolvem alguns desses princípios básicos. Quando um número suficiente de candidatos conhece esses princípios básicos, é fácil entrar em um</text:p>
      <text:p text:style-name="P3">padrão de fazer perguntas com eles.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bookmark text:name="tw-target-text14"/><text:soft-page-break/>Os quadros brancos permitem que você se concentre no que é importante. <text:span text:style-name="T171">(titulo)</text:span></text:p>
      <text:p text:style-name="P17"/>
      <text:p text:style-name="P3"><text:bookmark text:name="tw-target-text15"/>É absolutamente verdade que você terá dificuldade em escrever um código perfeito em um quadro branco. Felizmente, seu inter</text:p>
      <text:p text:style-name="P3">o espectador não espera isso. Praticamente todo mundo tem alguns bugs ou pequenos erros sintáticos.</text:p>
      <text:p text:style-name="P3">O bom do quadro branco é que, de certa forma, você pode focar no quadro geral. Você não tem um</text:p>
      <text:p text:style-name="P3">compilador. então você não precisa compilar seu código. Você não precisa escrever toda a definição da classe</text:p>
      <text:p text:style-name="P3">e código padrão. Você consegue se concentrar nas partes interessantes e "substanciais" do código: a função que o</text:p>
      <text:p text:style-name="P3">questão realmente tem tudo a ver.</text:p>
      <text:p text:style-name="P3">Isso não quer dizer que você deva apenas escrever pseudocódigo ou que a correção não importa. Mais inter</text:p>
      <text:p text:style-name="P3">os visualizadores não concordam com o pseudocódigo, e menos erros, melhor.</text:p>
      <text:p text:style-name="P3">Os quadros brancos também tendem a incentivar os candidatos a falar mais e <text:soft-page-break/>explicar seu processo de pensamento. Quando um</text:p>
      <text:p text:style-name="P3">candidato recebe um computador, sua comunicação cai substancialmente.</text:p>
      <text:p text:style-name="P3"/>
      <text:p text:style-name="P17"><text:bookmark text:name="tw-target-text16"/>Mas não é para todos, nem para todas as empresas, nem para todas as situações.<text:span text:style-name="T172">(titulo)</text:span></text:p>
      <text:p text:style-name="P17"/>
      <text:p text:style-name="P3"><text:bookmark text:name="tw-target-text17"/>As seções acima têm como objetivo ajudá-lo a compreender o processo de pensamento da empresa.</text:p>
      <text:p text:style-name="P3">Meus pensamentos pessoais? Para a situação certa, quando bem feito, é um julgamento razoável de alguém</text:p>
      <text:p text:style-name="P3">habilidades de resolução de problemas, em que as pessoas que se saem bem tendem a ser bastante inteligentes.</text:p>
      <text:p text:style-name="P3">No entanto, muitas vezes não é feito muito bem. Você tem entrevistadores ruins ou pessoas que apenas fazem perguntas ruins.</text:p>
      <text:p text:style-name="P3">Também não é adequado para todas as empresas. Algumas empresas deveriam valorizar mais a experiência anterior de alguém</text:p>
      <text:p text:style-name="P3"><text:soft-page-break/>ou precisam de habilidades com tecnologias específicas. Esse tipo de pergunta não dá muito peso a isso.</text:p>
      <text:p text:style-name="P3">Também não mede a ética de trabalho ou a capacidade de concentração de alguém. Então, novamente, quase nenhum processo de entrevista pode</text:p>
      <text:p text:style-name="P3">realmente avalie isso.</text:p>
      <text:p text:style-name="P3">Este não é um processo perfeito de forma alguma, mas o que é? Todos os processos de entrevista têm suas desvantagens.</text:p>
      <text:p text:style-name="P3">Vou deixá-los com isso: é o que é, então vamos fazer o melhor que pudermos com isso.</text:p>
      <text:p text:style-name="P17"/>
      <text:p text:style-name="P17"/>
      <text:p text:style-name="P17"><text:line-break/><text:span text:style-name="T175">Como as perguntas são selecionadas </text:span><text:span text:style-name="T176">(titulos)</text:span></text:p>
      <text:p text:style-name="P7"><text:bookmark text:name="tw-target-text18"/>Os candidatos frequentemente perguntam quais são as perguntas "recentes" da entrevista em uma empresa específica. Só perguntando isso</text:p>
      <text:p text:style-name="P3">pergunta revela um mal-entendido fundamental de onde vêm as perguntas.</text:p>
      <text:p text:style-name="P3"><text:soft-page-break/>Na grande maioria das empresas, não há listas do que os entrevistadores devem perguntar. Em vez disso, cada inter</text:p>
      <text:p text:style-name="P3">visualizador seleciona suas próprias perguntas.</text:p>
      <text:p text:style-name="P3">Uma vez que é um pouco "gratuito para todos" no que diz respeito às perguntas, não há nada que torne uma pergunta "recente</text:p>
      <text:p text:style-name="P3">Pergunta da entrevista do Google "além do fato de que algum entrevistador que trabalha no Google apenas</text:p>
      <text:p text:style-name="P3">então aconteceu de fazer essa pergunta recentemente.</text:p>
      <text:p text:style-name="P3">As perguntas feitas este ano no Google não diferem muito das feitas três anos atrás. Na verdade, o</text:p>
      <text:p text:style-name="P3">as perguntas feitas no Google geralmente não diferem daquelas feitas em empresas semelhantes (Amazon, Face book,</text:p>
      <text:p text:style-name="P3">etc.).</text:p>
      <text:p text:style-name="P3">Existem algumas diferenças amplas entre as empresas. Algumas empresas se concentram em algoritmos (muitas vezes com alguns</text:p>
      <text:p text:style-name="P3">o design do sistema funcionou) e outros realmente gostam de perguntas baseadas no <text:soft-page-break/>conhecimento. Mas dentro de uma determinada categoria</text:p>
      <text:p text:style-name="P3">sem dúvida, há pouco que o faça "pertencer" a uma empresa em vez de outra. Um algoritmo do Google</text:p>
      <text:p text:style-name="P3">pergunta é essencialmente a mesma que uma pergunta de algoritmo do Facebook.</text:p>
      <text:p text:style-name="P18"/>
      <text:p text:style-name="P17"><text:bookmark text:name="tw-target-text19"/><text:span text:style-name="T176">É tudo relativo</text:span><text:span text:style-name="T177">(titulo)</text:span></text:p>
      <text:p text:style-name="P8"><text:bookmark text:name="tw-target-text20"/>Se não houver um sistema de classificação, como você é avaliado? Como um entrevistador sabe o que esperar de você?</text:p>
      <text:p text:style-name="P3">Boa pergunta. A resposta realmente faz muito sentido, uma vez que você a entenda.</text:p>
      <text:p text:style-name="P3">Os entrevistadores avaliam você em relação a outros candidatos na mesma pergunta do mesmo entrevistador. É um</text:p>
      <text:p text:style-name="P3">comparação relativa.</text:p>
      <text:p text:style-name="P3">Por exemplo, suponha que você tenha pensado em algum novo quebra-cabeças ou problema de matemática. Você pergunta ao seu amigo</text:p>
      <text:p text:style-name="P4">Alex a pergunta, e ele leva 30 minutos para resolvê-la. Você pergunta a Bella e ela leva 50 minutos. </text:p>
      <text:p text:style-name="P4"/>
      <text:p text:style-name="P4"><text:soft-page-break/>Chris é nunca foi capaz de resolvê-lo. Dexter leva 15 minutos, mas você teve que dar a ele algumas dicas importantes e ele provavelmente</text:p>
      <text:p text:style-name="P5">teria demorado muito mais sem eles. </text:p>
      <text:p text:style-name="P5">Ellie pega 10 e apresenta uma abordagem alternativa para você</text:p>
      <text:p text:style-name="P3">nem estavam cientes. Fred leva 35 minutos.</text:p>
      <text:p text:style-name="P3">Você vai embora dizendo: "Uau, Ellie foi muito bem. Aposto que ela é muito boa em matemática: '(Claro, ela poderia</text:p>
      <text:p text:style-name="P3">acabo de ter sorte. E talvez Chris tenha tido azar. Você pode fazer mais algumas perguntas apenas para realmente</text:p>
      <text:p text:style-name="P3">certifique-se de que não foi boa ou má sorte.)</text:p>
      <text:p text:style-name="P3">As perguntas da entrevista são praticamente da mesma maneira. Seu entrevistador desenvolve uma percepção de seu desempenho por</text:p>
      <text:p text:style-name="P3">comparando você com outras pessoas. Não é sobre os candidatos que ela vai entrevistar naquela semana. É sobre todos os</text:p>
      <text:p text:style-name="P3">candidatos para os quais ela já fez essa pergunta.</text:p>
      <text:p text:style-name="P3"><text:soft-page-break/>Por esse motivo, receber uma pergunta difícil não é uma coisa ruim. Quando é mais difícil para você, é mais difícil para todos. Isto</text:p>
      <text:p text:style-name="P3">não torna menos provável que você se saia bem.</text:p>
      <text:p text:style-name="P19"/>
      <text:p text:style-name="P17"><text:span text:style-name="T178">P</text:span><text:span text:style-name="T177">erguntas frequentes </text:span><text:span text:style-name="T178">(titulo)</text:span></text:p>
      <text:p text:style-name="P17"><text:bookmark text:name="tw-target-text22"/><text:span text:style-name="T178">Não tive resposta imediatamente após minha entrevista. Eu sou rejeitado?</text:span><text:span text:style-name="T179">(subtitulo).</text:span></text:p>
      <text:p text:style-name="P9"><text:bookmark text:name="tw-target-text23"/>Não. Existem vários motivos pelos quais uma decisão da empresa pode ser adiada. Uma explicação muito simples</text:p>
      <text:p text:style-name="P3">é que um de seus entrevistadores ainda não forneceu feedback. Muito, muito poucas empresas têm uma política</text:p>
      <text:p text:style-name="P3">de não responder aos candidatos que rejeitam.</text:p>
      <text:p text:style-name="P3">Se você não tiver recebido uma resposta de uma empresa dentro de 3 a 5 dias úteis após sua entrevista, verifique (educadamente)</text:p>
      <text:p text:style-name="P3">com seu recrutador.</text:p>
      <text:p text:style-name="P20"/>
      <text:p text:style-name="P20"/>
      <text:p text:style-name="P20"/>
      <text:p text:style-name="P20"/>
      <text:p text:style-name="P17"><text:bookmark text:name="tw-target-text24"/><text:soft-page-break/><text:span text:style-name="T179">Posso me candidatar novamente a uma empresa depois de ser rejeitado?</text:span><text:span text:style-name="T180">(subtitulo)</text:span></text:p>
      <text:p text:style-name="P21"/>
      <text:p text:style-name="P9"><text:bookmark text:name="tw-target-text25"/>Quase sempre, mas normalmente você tem que esperar um pouco (6 meses a 1 ano). Sua primeira entrevista ruim geralmente</text:p>
      <text:p text:style-name="P3">não o afetará muito quando você fizer uma nova entrevista. Muitas pessoas são rejeitadas pelo Google ou pela Microsoft e</text:p>
      <text:p text:style-name="P3">mais tarde, receba ofertas deles.</text:p>
      <text:p text:style-name="P20"/>
      <text:p text:style-name="P20"/>
      <text:p text:style-name="P17"><text:span text:style-name="T181">Capitulo 2</text:span><text:span text:style-name="T179"><text:line-break/>Por trás das cenas</text:span><text:span text:style-name="T182">(titulo)</text:span></text:p>
      <text:p text:style-name="P10"><text:bookmark text:name="tw-target-text26"/>A maioria das empresas conduz suas entrevistas de maneiras muito semelhantes. Vamos oferecer uma visão geral de como as empresas</text:p>
      <text:p text:style-name="P3">entrevista e o que procuram. Essas informações devem orientar a preparação da entrevista e seu</text:p>
      <text:p text:style-name="P3">reações durante e após a entrevista.</text:p>
      <text:p text:style-name="P3">Depois de ser selecionado para uma entrevista, você geralmente passa por uma entrevista de triagem. Isso é tipicamente</text:p>
      <text:p text:style-name="P3"><text:soft-page-break/>conduzido por telefone. Os candidatos a faculdades que frequentam as melhores escolas podem ter essas entrevistas pessoalmente.</text:p>
      <text:p text:style-name="P3">Não se deixe enganar pelo nome; a entrevista de "triagem" muitas vezes envolve questões de codificação e algoritmos, e</text:p>
      <text:p text:style-name="P3">a barra pode ser tão alta quanto nas entrevistas pessoais. Se você não tem certeza se a entrevista vai ou não</text:p>
      <text:p text:style-name="P3">seja técnico, pergunte ao seu coordenador de recrutamento que posição o seu entrevistador ocupa (ou qual a entrevista</text:p>
      <text:p text:style-name="P3">pode abranger). Um engenheiro geralmente realiza uma entrevista técnica.</text:p>
      <text:p text:style-name="P3">Muitas empresas têm aproveitado os editores de documentos sincronizados online, mas outras esperam</text:p>
      <text:p text:style-name="P3">você escrever o código no papel e lê-lo de volta no telefone. Alguns entrevistadores podem até dar a você "casa</text:p>
      <text:p text:style-name="P3">trabalho "para resolver depois de desligar o telefone ou apenas pedir que você envie um e-mail com o código que escreveu.</text:p>
      <text:p text:style-name="P3"><text:soft-page-break/>Normalmente, você faz um ou dois entrevistadores de triagem antes de ser levado ao local.</text:p>
      <text:p text:style-name="P10"><text:bookmark text:name="tw-target-text27"/>Em uma rodada de entrevista no local, você geralmente tem de 3 a 6 entrevistas pessoais. Uma delas costuma ser durante o almoço.</text:p>
      <text:p text:style-name="P3">A entrevista do almoço geralmente não é técnica, e o entrevistador pode nem mesmo enviar feedback. Isto é um</text:p>
      <text:p text:style-name="P3">boa pessoa para discutir seus interesses e perguntar sobre a cultura da empresa. Suas outras entrevistas irão</text:p>
      <text:p text:style-name="P3">será principalmente técnico e envolverá uma combinação de codificação, algoritmo, design / arquitetura e comportamento</text:p>
      <text:p text:style-name="P3">questões orais / de experiência.</text:p>
      <text:p text:style-name="P3">A distribuição de perguntas entre os tópicos acima varia entre empresas e até mesmo equipes devido a</text:p>
      <text:p text:style-name="P3">prioridades da empresa, tamanho e pura aleatoriedade. Os entrevistadores costumam ter bastante liberdade em</text:p>
      <text:p text:style-name="P3">suas perguntas da entrevista.</text:p>
      <text:p text:style-name="P3"><text:soft-page-break/>Após sua entrevista, seus entrevistadores fornecerão feedback de alguma forma. Em algumas empresas, seu interesse</text:p>
      <text:p text:style-name="P3">os espectadores se reúnem para discutir seu desempenho e tomar uma decisão. Em outras empresas, inter</text:p>
      <text:p text:style-name="P3">os espectadores enviam uma recomendação a um gerente ou comitê de contratação para tomar uma decisão final. Dentro</text:p>
      <text:p text:style-name="P3">em algumas empresas, os entrevistadores nem mesmo tomam a decisão; o feedback deles vai para um comitê de contratação para</text:p>
      <text:p text:style-name="P3">tomar uma decisão.</text:p>
      <text:p text:style-name="P3">A maioria das empresas retorna após cerca de uma semana com os próximos passos (oferta, rejeição, novas entrevistas ou apenas um</text:p>
      <text:p text:style-name="P3">atualização do processo). Algumas empresas respondem muito mais cedo (às vezes no mesmo dia!) E outras tomam</text:p>
      <text:p text:style-name="P3">muito mais tempo.</text:p>
      <text:p text:style-name="P3">Se você esperou mais de uma semana, deve consultar o seu recrutador. Se o seu recrutador não responder, isso não significa que você seja rejeitado (pelo menos não em <text:soft-page-break/>qualquer grande empresa de tecnologia, e quase qualquer <text:bookmark text:name="tw-target-text28"/>outra companhia). Deixe-me repetir de novo: não responder não indica nada sobre o seu status. A intenção</text:p>
      <text:p text:style-name="P3">ção é que todos os recrutadores devem informar os candidatos assim que a decisão final for tomada.</text:p>
      <text:p text:style-name="P3">Atrasos podem acontecer e acontecem. Acompanhe o seu recrutador se você espera um atraso, mas seja respeitoso quando você</text:p>
      <text:p text:style-name="P3">Faz. Os recrutadores são como você. Eles ficam ocupados e esquecidos também.</text:p>
      <text:p text:style-name="P3"/>
      <text:p text:style-name="P22"/>
      <text:p text:style-name="P17"><text:bookmark text:name="tw-target-text29"/><text:span text:style-name="T178">A Entrevista da Microsoft </text:span><text:span text:style-name="T183">(titulo)</text:span></text:p>
      <text:p text:style-name="P11"><text:bookmark text:name="tw-target-text30"/>A Microsoft quer pessoas inteligentes. Geeks. Pessoas que são apaixonadas por tecnologia. Você provavelmente não será</text:p>
      <text:p text:style-name="P3">testado nos prós e contras do C ++ AP ls, mas espera-se que você escreva código na placa.</text:p>
      <text:p text:style-name="P3">Em uma entrevista típica, você aparecerá na Microsoft em algum momento da manhã e preencherá a papelada inicial.</text:p>
      <text:p text:style-name="P3"><text:soft-page-break/>Você terá uma curta entrevista com um recrutador que lhe dará um exemplo de pergunta. Seu recrutador geralmente é</text:p>
      <text:p text:style-name="P3">lá para prepará-lo, não para incomodá-lo com questões técnicas. Se você receber algumas perguntas técnicas básicas,</text:p>
      <text:p text:style-name="P3">pode ser porque seu recrutador deseja facilitar sua entrevista para que você fique menos nervoso quando o</text:p>
      <text:p text:style-name="P3">a entrevista "real" começa.</text:p>
      <text:p text:style-name="P3">Seja legal com seu recrutador. Seu recrutador pode ser seu maior defensor, até mesmo empurrando para entrevistá-lo novamente se</text:p>
      <text:p text:style-name="P3">você tropeçou em sua primeira entrevista. Eles podem lutar para que você seja contratado - ou não!</text:p>
      <text:p text:style-name="P3">Durante o dia, você fará quatro ou cinco entrevistas, geralmente com duas equipes diferentes. Ao contrário de muitas empresas,</text:p>
      <text:p text:style-name="P3">onde você encontra seus entrevistadores em uma sala de conferência, você se encontrará com os entrevistadores da Microsoft em</text:p>
      <text:p text:style-name="P3">seu escritório. Este é um ótimo momento para olhar ao redor e sentir a cultura da equipe.</text:p>
      <text:p text:style-name="P3"><text:soft-page-break/>Dependendo da equipe, os entrevistadores podem ou não compartilhar seus comentários sobre você com o resto do</text:p>
      <text:p text:style-name="P3">loop de entrevista.</text:p>
      <text:p text:style-name="P3">Ao concluir suas entrevistas com uma equipe, você pode falar com um gerente de contratação (muitas vezes chamado de</text:p>
      <text:p text:style-name="P3">"as app '; abreviação de" as apropriado "). Se sim, é um ótimo sinal! Provavelmente significa que você foi aprovado nas entrevistas</text:p>
      <text:p text:style-name="P3">com uma determinada equipe. Agora depende do gerente de contratação.</text:p>
      <text:p text:style-name="P3">Você pode tomar uma decisão naquele dia ou pode demorar uma semana. Após uma semana sem nenhuma palavra do RH, envie um amigo</text:p>
      <text:p text:style-name="P3">e-mail pedindo uma atualização de status.</text:p>
      <text:p text:style-name="P3">Se seu recrutador não for muito receptivo, é porque ele está ocupado, não porque você está sendo rejeitado silenciosamente.</text:p>
      <text:p text:style-name="P11"/>
      <text:p text:style-name="P17"><text:bookmark text:name="tw-target-text31"/><text:span text:style-name="T183">Definitivamente prepare-se: </text:span><text:span text:style-name="T184">(subtitulo)</text:span></text:p>
      <text:p text:style-name="P12"><text:bookmark text:name="tw-target-text32"/>"Por que você quer trabalhar para a Microsoft?"</text:p>
      <text:p text:style-name="P3"><text:soft-page-break/>Nesta pergunta, a Microsoft quer ver se você é apaixonado por tecnologia. Uma ótima resposta pode ser,</text:p>
      <text:p text:style-name="P3">"Uso software da Microsoft desde que me lembro e estou realmente impressionado com a forma como a Microsoft</text:p>
      <text:p text:style-name="P3">consegue criar um produto universalmente excelente. Por exemplo, tenho usado o Visual Studio recentemente</text:p>
      <text:p text:style-name="P3">para aprender programação de jogos, e seus APls são excelentes: 'Observe como isso mostra uma paixão por tecnologia!</text:p>
      <text:p text:style-name="P3"/>
      <text:p text:style-name="P17"><text:bookmark text:name="tw-target-text33"/>O que é único<text:span text:style-name="T190">(subtitulo)</text:span></text:p>
      <text:p text:style-name="P3"><text:bookmark text:name="tw-target-text34"/>Você só alcançará o gerente de contratação se tiver se saído bem, então, se o fizer, é um ótimo sinal!</text:p>
      <text:p text:style-name="P3">Além disso, a Microsoft tende a dar às equipes mais controle individual e o conjunto de produtos é diversificado. Experi</text:p>
      <text:p text:style-name="P3">As ocorrências podem variar substancialmente na Microsoft, já que equipes diferentes procuram coisas diferentes.</text:p>
      <text:p text:style-name="P17"/>
      <text:p text:style-name="P17"/>
      <text:p text:style-name="P17"><text:soft-page-break/><text:span text:style-name="T191">Capitulo 3</text:span><text:line-break/><text:span text:style-name="T173">Situações Especiais</text:span><text:span text:style-name="T174">(titulo)</text:span></text:p>
      <text:p text:style-name="P13"><text:bookmark text:name="tw-target-text35"/>Existem muitos caminhos que levam alguém a este livro. Talvez você tenha mais experiência, mas nunca</text:p>
      <text:p text:style-name="P3">fez esse tipo de entrevista. Talvez você seja um testador ou PM. Ou talvez você esteja realmente usando este livro para</text:p>
      <text:p text:style-name="P3">ensine a si mesmo como entrevistar melhor. Aqui está uma coisinha para todas essas "situações especiais: </text:p>
      <text:p text:style-name="P13"/>
      <text:p text:style-name="P17"><text:bookmark text:name="tw-target-text36"/><text:span text:style-name="T185">Candidatos Experientes</text:span><text:span text:style-name="T186">(titulo)</text:span></text:p>
      <text:p text:style-name="P14"><text:bookmark text:name="tw-target-text37"/>Algumas pessoas presumem que as perguntas do tipo algoritmo que você vê neste livro são apenas para recém-formados.</text:p>
      <text:p text:style-name="P3">Isso não é totalmente verdade.</text:p>
      <text:p text:style-name="P3">Engenheiros mais experientes podem ver um foco um pouco menos nas questões de algoritmo, mas apenas um pouco</text:p>
      <text:p text:style-name="P3">Se uma empresa faz perguntas sobre algoritmos a candidatos inexperientes, eles tendem a fazer perguntas para experientes</text:p>
      <text:p text:style-name="P3">candidatos também. Certo ou errado, eles acham que as habilidades demonstradas nessas questões são importantes</text:p>
      <text:p text:style-name="P3"><text:soft-page-break/>para todos os desenvolvedores.</text:p>
      <text:p text:style-name="P3">Alguns entrevistadores podem manter os candidatos com experiência em um padrão um pouco inferior. Afinal, foi</text:p>
      <text:p text:style-name="P3">anos desde que esses candidatos fizeram um curso de algoritmos. Eles estão sem prática.</text:p>
      <text:p text:style-name="P3">Outros, porém, consideram candidatos experientes a um padrão mais elevado, argumentando que quanto mais anos de experiência</text:p>
      <text:p text:style-name="P3">uma vez que permite que um candidato tenha visto muitos outros tipos de problemas.</text:p>
      <text:p text:style-name="P3">Em média, ele se equilibra.</text:p>
      <text:p text:style-name="P3">A exceção a esta regra são as questões de design e arquitetura do sistema, bem como questões sobre o seu</text:p>
      <text:p text:style-name="P3">retomar. Normalmente, os alunos não estudam muito arquitetura de sistema, portanto, experiência com tais desafios</text:p>
      <text:p text:style-name="P3">viria apenas profissionalmente. Seu desempenho em tais perguntas da entrevista seria avaliado com</text:p>
      <text:p text:style-name="P3">respeito ao seu nível de experiência. No entanto, os alunos e recém-formados ainda recebem essas perguntas</text:p>
      <text:p text:style-name="P3"><text:soft-page-break/>e deve estar preparado para resolvê-los da melhor maneira possível.</text:p>
      <text:p text:style-name="P3">Além disso, espera-se que candidatos experientes dêem uma resposta mais profunda e impressionante ao</text:p>
      <text:p text:style-name="P3">perguntas como: "Qual foi o bug mais difícil que você enfrentou?" Você tem mais experiência e sua resposta a</text:p>
      <text:p text:style-name="P3">essas perguntas devem mostrar isso.</text:p>
      <text:p text:style-name="P23"/>
      <text:p text:style-name="P17"><text:span text:style-name="T186"><text:line-break/>Testadores e SDETs</text:span><text:span text:style-name="T187">(titulo)</text:span></text:p>
      <text:p text:style-name="P15"><text:bookmark text:name="tw-target-text38"/>SDETs (engenheiros de design de software em teste) escrevem código, mas para testar recursos em vez de criar recursos. Assim sendo,</text:p>
      <text:p text:style-name="P3">eles têm que ser grandes programadores e grandes testadores. Dobre o trabalho de preparação!</text:p>
      <text:p text:style-name="P3">Se você estiver se candidatando a uma função SDET, adote a seguinte abordagem:</text:p>
      <text:p text:style-name="P24"/>
      <text:p text:style-name="P15"><text:bookmark text:name="tw-target-text39"/>Prepare os principais problemas de teste: Por exemplo, como você testaria uma lâmpada? Uma caneta? Uma caixa registradora?</text:p>
      <text:p text:style-name="P3"><text:soft-page-break/>Microsoft Word? O capítulo Teste fornecerá mais informações sobre esses problemas.</text:p>
      <text:p text:style-name="P6">• <text:span text:style-name="T192">Pratique as questões de codificação: A principal coisa pela qual os SDETs são rejeitados são as habilidades de codificação. Apesar</text:span></text:p>
      <text:p text:style-name="P3">padrões de codificação são normalmente mais baixos para um SDET do que para um desenvolvedor tradicional, SDETs ainda são esperados</text:p>
      <text:p text:style-name="P3">ser muito forte em codificação e algoritmos. Certifique-se de praticar a resolução de todos os mesmos códigos e</text:p>
      <text:p text:style-name="P3">perguntas de algoritmo que um desenvolvedor regular obteria.</text:p>
      <text:p text:style-name="P6">• <text:span text:style-name="T192">Pratique o teste das perguntas de codificação: Um formato muito popular para perguntas SDET é "Escreva o código para fazer X; '</text:span></text:p>
      <text:p text:style-name="P3">seguido por, "Ok, agora teste: 'Mesmo quando a pergunta não exige especificamente isso, você deve</text:p>
      <text:p text:style-name="P3">pergunte-se: "Como eu testaria isso?" Lembre-se: qualquer problema pode ser um problema SDET!</text:p>
      <text:p text:style-name="P3"><text:soft-page-break/>Fortes habilidades de comunicação também podem ser muito importantes para os testadores, uma vez que seu trabalho exige que você trabalhe com</text:p>
      <text:p text:style-name="P3">tantas pessoas diferentes. Não negligencie a seção de Perguntas Comportamentais.</text:p>
      <text:p text:style-name="P24"/>
      <text:p text:style-name="P17"><text:span text:style-name="T187"><text:line-break/>Conselho de carreira</text:span><text:span text:style-name="T188">(titulo)</text:span></text:p>
      <text:p text:style-name="P13"><text:bookmark text:name="tw-target-text40"/>Finalmente, um conselho de carreira: Se, como muitos candidatos, você espera se candidatar a uma posição SDET como o</text:p>
      <text:p text:style-name="P3">maneira "fácil" de entrar em uma empresa, esteja ciente de que muitos candidatos acham muito difícil sair de um cargo SDET</text:p>
      <text:p text:style-name="P3">para uma posição dev. Certifique-se de manter suas habilidades de codificação e algoritmos muito afiadas se você espera fazer</text:p>
      <text:p text:style-name="P3">esta mudança e tente mudar dentro de um a dois anos. Caso contrário, você pode achar muito difícil ser levado</text:p>
      <text:p text:style-name="P3">sério em uma entrevista de desenvolvimento.</text:p>
      <text:p text:style-name="P3">Nunca deixe suas habilidades de codificação atrofiarem.</text:p>
      <text:p text:style-name="P17"><text:bookmark text:name="tw-target-text41"/><text:soft-page-break/><text:span text:style-name="T185">Gerenciamento de produto (e programa)</text:span><text:span text:style-name="T189">(titulo)</text:span></text:p>
      <text:p text:style-name="P16"><text:bookmark text:name="tw-target-text42"/>Essas funções de "PM" variam enormemente entre as empresas e até mesmo dentro de uma empresa. Na Microsoft, por exemplo, alguns</text:p>
      <text:p text:style-name="P3">Os PMs podem ser essencialmente evangelistas do cliente, trabalhando em uma função de relacionamento com o cliente que beira o marketing.</text:p>
      <text:p text:style-name="P3">Em todo o campus, porém, outros PMs podem passar grande parte do dia codificando. O último tipo de PMs provavelmente</text:p>
      <text:p text:style-name="P3">ser testados na codificação, uma vez que esta é uma parte importante de sua função de trabalho.</text:p>
      <text:p text:style-name="P3">De um modo geral, os entrevistadores para cargos de PM estão procurando candidatos para demonstrar habilidades no</text:p>
      <text:p text:style-name="P3">seguintes áreas:</text:p>
      <text:p text:style-name="P16"><text:bookmark text:name="tw-target-text43"/>De um modo geral, os entrevistadores para cargos de PM estão procurando candidatos para demonstrar habilidades no</text:p>
      <text:p text:style-name="P3">seguintes áreas:</text:p>
      <text:p text:style-name="P6">•</text:p>
      <text:p text:style-name="P3"><text:soft-page-break/>Lidando com a ambigüidade: esta normalmente não é a área mais crítica para uma entrevista, mas você deve estar ciente</text:p>
      <text:p text:style-name="P3">que os entrevistadores procuram habilidade aqui. Os entrevistadores querem ver que, quando confrontados com uma ambígua</text:p>
      <text:p text:style-name="P3">situação, você não fica sobrecarregado e perde. Eles querem ver você enfrentar o problema de frente:</text:p>
      <text:p text:style-name="P3">buscando novas informações, priorizando as partes mais importantes e resolvendo o problema de forma estruturada</text:p>
      <text:p text:style-name="P3">caminho. Isso normalmente não será testado diretamente (embora possa ser), mas pode ser uma das muitas coisas que</text:p>
      <text:p text:style-name="P3">o entrevistador está procurando em um problema.</text:p>
      <text:p text:style-name="P3">Foco no cliente (atitude): os entrevistadores querem ver se a sua atitude está focada no cliente. Você</text:p>
      <text:p text:style-name="P3">presume que todos usarão o produto exatamente como você? Ou você é o tipo de pessoa que coloca</text:p>
      <text:p text:style-name="P3">se no lugar do cliente e tenta entender como eles querem usar o produto? Questões</text:p>
      <text:p text:style-name="P3"><text:soft-page-break/>como "Projete um despertador para cegos" estão prontos para examinar esse aspecto. Quando você ouve uma pergunta</text:p>
      <text:p text:style-name="P3">assim, certifique-se de fazer muitas perguntas para entender quem é o cliente e como ele está usando o</text:p>
      <text:p text:style-name="P3">produtos. As habilidades abordadas na seção Teste estão intimamente relacionadas a isso.</text:p>
      <text:p text:style-name="P3">Foco no cliente (habilidades técnicas): Algumas equipes com produtos mais complexos precisam garantir que seus PMs</text:p>
      <text:p text:style-name="P3">entrar com um forte entendimento do produto, pois seria difícil adquirir esse conhecimento sobre</text:p>
      <text:p text:style-name="P3">o emprego. Provavelmente não é necessário um conhecimento técnico profundo de telefones celulares para trabalhar no Android</text:p>
      <text:p text:style-name="P3">ou equipes do Windows Phone (embora ainda seja bom ter), enquanto uma compreensão de segurança</text:p>
      <text:p text:style-name="P3">pode ser necessário para trabalhar na segurança do Windows. Felizmente, você não faria uma entrevista com uma equipe que <text:bookmark text:name="tw-target-text44"/>requer habilidades técnicas específicas, a menos que você, pelo menos, afirme possuir as habilidades necessárias.</text:p>
      <text:p text:style-name="P3"><text:soft-page-break/>, Comunicação em vários níveis: os PMs precisam ser capazes de se comunicar com as pessoas em todos os níveis no</text:p>
      <text:p text:style-name="P3">empresa, em muitos cargos e faixas de habilidades técnicas. Seu entrevistador vai querer ver se você</text:p>
      <text:p text:style-name="P3">possua essa flexibilidade em sua comunicação. Muitas vezes, isso é examinado diretamente, por meio de uma pergunta como</text:p>
      <text:p text:style-name="P3">como, "Explique TCP / IP para sua avó: 'Suas habilidades de comunicação também podem ser avaliadas por como você</text:p>
      <text:p text:style-name="P3">discuta seus projetos anteriores.</text:p>
      <text:p text:style-name="P3">, Paixão pela Tecnologia: Funcionários felizes são funcionários produtivos, então uma empresa quer ter certeza</text:p>
      <text:p text:style-name="P3">que você gostará do trabalho e ficará entusiasmado com ele. Uma paixão por tecnologia e, idealmente, o</text:p>
      <text:p text:style-name="P3">empresa ou equipe - deve constar em suas respostas. Você pode ser questionado diretamente como, "Por que</text:p>
      <text:p text:style-name="P3">você está interessado na Microsoft? "Além disso, seus entrevistadores buscarão entusiasmo em como você</text:p>
      <text:p text:style-name="P3"><text:soft-page-break/>discuta sua experiência anterior e como você discute os desafios da equipe. Eles querem ver se você vai</text:p>
      <text:p text:style-name="P3">esteja ansioso para enfrentar os desafios do trabalho.</text:p>
      <text:p text:style-name="P3">, Trabalho em Equipe / Liderança: Este pode ser o aspecto mais importante da entrevista, e não é surpresa</text:p>
      <text:p text:style-name="P3">ingly-o próprio trabalho. Todos os entrevistadores estarão procurando sua capacidade de trabalhar bem com outras pessoas. A maioria</text:p>
      <text:p text:style-name="P3">normalmente, isso é avaliado com perguntas como: "Conte-me sobre uma ocasião em que um colega de equipe não estava puxando</text:p>
      <text:p text:style-name="P3">seu próprio peso: 'Seu entrevistador está procurando ver se você lida bem com os conflitos, que você aceita</text:p>
      <text:p text:style-name="P3">iniciativa, que você entende as pessoas e que as pessoas gostam de trabalhar com você. Seu trabalho de preparação para</text:p>
      <text:p text:style-name="P3">questões comportamentais serão extremamente importantes aqui.</text:p>
      <text:p text:style-name="P3">Todas as áreas acima são habilidades importantes para os PMs dominarem e, <text:soft-page-break/>portanto, são as principais áreas de foco do inter</text:p>
      <text:p text:style-name="P3">visualizar. O peso de cada uma dessas áreas corresponderá aproximadamente à importância que a área possui no</text:p>
      <text:p text:style-name="P3">emprego atual.</text:p>
      <text:p text:style-name="P3"/>
      <text:p text:style-name="P17"><text:bookmark text:name="tw-target-text45"/>Líder de desenvolvimento e gerentes<text:span text:style-name="T193">(titulo)</text:span></text:p>
      <text:p text:style-name="P3"><text:bookmark text:name="tw-target-text46"/>Fortes habilidades de codificação são quase sempre necessárias para posições de liderança de desenvolvimento e, muitas vezes, para cargos de gestão</text:p>
      <text:p text:style-name="P3">também. Se você for programar no trabalho, certifique-se de ser muito forte com codificação e algoritmos, assim como um</text:p>
      <text:p text:style-name="P3">dev seria. O Google, em particular, mantém os gerentes em padrões elevados quando se trata de codificação.</text:p>
      <text:p text:style-name="P3">Além disso, prepare-se para ser examinado por habilidades nas seguintes áreas:</text:p>
      <text:p text:style-name="P3">Trabalho em equipe I Liderança: Qualquer pessoa em uma função de gerenciamento precisa ser capaz de liderar e trabalhar com</text:p>
      <text:p text:style-name="P3">pessoas. Você será examinado implícita e explicitamente nessas áreas. A avaliação explícita virá no</text:p>
      <text:p text:style-name="P3"><text:soft-page-break/>forma de perguntar como você lidou com situações anteriores, como quando você discordou de um gerente. O</text:p>
      <text:p text:style-name="P3">a avaliação implícita vem na forma de seus entrevistadores observando como você interage com eles. Se você</text:p>
      <text:p text:style-name="P3">pareça muito arrogante ou muito passivo, seu entrevistador pode achar que você não é ótimo como gerente.</text:p>
      <text:p text:style-name="P3">Priorização: os gerentes costumam se deparar com questões complicadas, como como garantir que uma equipe atenda a um</text:p>
      <text:p text:style-name="P3">prazo difícil. Seus entrevistadores vão querer ver se você pode priorizar um projeto de forma adequada, cortando</text:p>
      <text:p text:style-name="P3">os aspectos menos importantes. Priorização significa fazer as perguntas certas para entender o que é crítico</text:p>
      <text:p text:style-name="P3">e o que você pode razoavelmente esperar realizar.</text:p>
      <text:p text:style-name="P3">Comunicação: os gerentes precisam se comunicar com as pessoas acima e abaixo deles e poten</text:p>
      <text:p text:style-name="P3">socialmente com clientes e outras pessoas muito menos técnicas. Os entrevistadores vão ver se você pode</text:p>
      <text:p text:style-name="P3"><text:soft-page-break/>comunicar em muitos níveis e que você pode fazer isso de uma forma amigável e envolvente. Isto é, em</text:p>
      <text:p text:style-name="P3">de alguma forma, uma avaliação de sua personalidade.</text:p>
      <text:p text:style-name="P3">"Fazer as coisas": talvez a coisa mais importante que um gerente pode fazer é ser uma pessoa que "consegue</text:p>
      <text:p text:style-name="P3">coisas feitas: 'Isso significa encontrar o equilíbrio certo entre a preparação para um projeto e realmente implementar</text:p>
      <text:p text:style-name="P3">menting it. Você precisa entender como estruturar um projeto e como motivar as pessoas para que possa</text:p>
      <text:p text:style-name="P3">cumprir os objetivos da equipe.</text:p>
      <text:p text:style-name="P3"><text:bookmark text:name="tw-target-text47"/>Em última análise, a maioria dessas áreas remete à sua experiência anterior e à sua personalidade. Certifique-se de preparar</text:p>
      <text:p text:style-name="P3">muito, muito completamente usando a grade de preparação da entrevista.</text:p>
      <text:p text:style-name="P3"/>
      <text:p text:style-name="P17">Startups<text:span text:style-name="T194">(titulo)</text:span></text:p>
      <text:p text:style-name="P3"><text:bookmark text:name="tw-target-text48"/>O processo de inscrição e entrevista para startups é altamente variável. Não podemos passar por todas as startups, mas podemos oferecer algumas dicas gerais. Entenda, no <text:soft-page-break/>entanto, que o processo em uma inicialização específica pode</text:p>
      <text:p text:style-name="P3">desviar disso.</text:p>
      <text:p text:style-name="P3"/>
      <text:p text:style-name="P17"><text:bookmark text:name="tw-target-text49"/>O Processo de Candidatura<text:span text:style-name="T195">(subtitulo)</text:span></text:p>
      <text:p text:style-name="P3"/>
      <text:p text:style-name="P3"><text:bookmark text:name="tw-target-text50"/>Muitas startups podem postar listas de empregos, mas para as startups mais quentes, muitas vezes a melhor maneira de entrar é por meio de um</text:p>
      <text:p text:style-name="P3">referência. Esta referência não precisa necessariamente ser um amigo próximo ou um colega de trabalho. Muitas vezes, apenas alcançando</text:p>
      <text:p text:style-name="P3">e expressando seu interesse, você pode pedir a alguém para pegar seu currículo para ver se você se encaixa.</text:p>
      <text:p text:style-name="P3"/>
      <text:p text:style-name="P17"><text:bookmark text:name="tw-target-text51"/>Vistos e autorização de trabalho<text:span text:style-name="T196">(titulo)</text:span></text:p>
      <text:p text:style-name="P3"><text:bookmark text:name="tw-target-text52"/>Infelizmente, muitas startups menores nos EUA não podem patrocinar vistos de trabalho. Eles odeiam o sistema</text:p>
      <text:p text:style-name="P3">tanto você faz, mas você não será capaz de convencê-los a contratá-lo de qualquer maneira. Se você precisa de um visto e deseja</text:p>
      <text:p text:style-name="P3"><text:soft-page-break/>para trabalhar em uma startup, sua melhor aposta é entrar em contato com um recrutador profissional que trabalhe com muitas startups</text:p>
      <text:p text:style-name="P3">(e pode ter uma ideia melhor de quais startups trabalharão com questões de visto), ou para focar sua pesquisa em maiores</text:p>
      <text:p text:style-name="P3">iniciantes.</text:p>
      <text:p text:style-name="P3"/>
      <text:p text:style-name="P17"><text:bookmark text:name="tw-target-text53"/>Fatores de seleção de currículo<text:span text:style-name="T197">(subtitulo)</text:span></text:p>
      <text:p text:style-name="P3"><text:bookmark text:name="tw-target-text54"/>As startups tendem a querer engenheiros que não sejam apenas inteligentes e que saibam programar, mas também pessoas que queiram</text:p>
      <text:p text:style-name="P3">funcionam bem em um ambiente empresarial. Idealmente, seu currículo deve mostrar iniciativa. Que tipo de projeto</text:p>
      <text:p text:style-name="P3">ects você começou?</text:p>
      <text:p text:style-name="P3">Ser capaz de "acertar o solo correndo" também é muito importante; eles querem pessoas que já conhecem o</text:p>
      <text:p text:style-name="P3">idioma da empresa.</text:p>
      <text:p text:style-name="P17"/>
      <text:p text:style-name="P17"/>
      <text:p text:style-name="P17"/>
      <text:p text:style-name="P17"/>
      <text:p text:style-name="P17"><text:bookmark text:name="tw-target-text55"/><text:soft-page-break/>O Processo de Entrevista<text:span text:style-name="T198">(</text:span><text:span text:style-name="T199">sub</text:span><text:span text:style-name="T198">titulo)</text:span></text:p>
      <text:p text:style-name="P3"><text:bookmark text:name="tw-target-text56"/>Em contraste com as grandes empresas, que tendem a olhar principalmente para sua aptidão geral com relação a software</text:p>
      <text:p text:style-name="P3">desenvolvimento, as startups costumam olhar atentamente para seu ajuste de personalidade, conjunto de habilidades e experiência anterior.</text:p>
      <text:p text:style-name="P3">Ajuste de personalidade: O ajuste de personalidade é normalmente avaliado pela forma como você interage com seu entrevistador. Estabelecendo</text:p>
      <text:p text:style-name="P3">uma conversa amigável e envolvente com seus entrevistadores é o seu ingresso para muitas ofertas de emprego.</text:p>
      <text:p text:style-name="P3">Conjunto de habilidades: como as startups precisam de pessoas que possam começar a correr, é provável que avaliem o seu</text:p>
      <text:p text:style-name="P3">habilidades com linguagens de programação específicas. Se você conhece um idioma com o qual a inicialização funciona, faça</text:p>
      <text:p text:style-name="P3">certifique-se de revisar os detalhes.</text:p>
      <text:p text:style-name="P3">Experiência: É provável que as startups façam muitas perguntas sobre sua experiência. Preste atenção especial</text:p>
      <text:p text:style-name="P3">para a seção de perguntas comportamentais.</text:p>
      <text:p text:style-name="P3"><text:soft-page-break/>Além das áreas acima, as questões de codificação e algoritmos que você vê neste livro também são muito</text:p>
      <text:p text:style-name="P3">comum.</text:p>
      <text:p text:style-name="P3"/>
      <text:p text:style-name="P17"><text:bookmark text:name="tw-target-text57"/>Aquisições e aquisições<text:span text:style-name="T200">(titulo)</text:span></text:p>
      <text:p text:style-name="P3"><text:bookmark text:name="tw-target-text58"/>Durante o processo de devida diligência técnica para muitas aquisições, o adquirente frequentemente entrevistará a maioria ou</text:p>
      <text:p text:style-name="P3">todos os funcionários de uma startup. Google, Yahoo, Facebook e muitas outras empresas têm isso como padrão</text:p>
      <text:p text:style-name="P3">parte de muitas aquisições.</text:p>
      <text:p text:style-name="P3"/>
      <text:p text:style-name="P17"><text:bookmark text:name="tw-target-text59"/>Quais startups passam por isso? E porque? <text:span text:style-name="T201">(subtitulo)</text:span></text:p>
      <text:p text:style-name="P17"/>
      <text:p text:style-name="P3"><text:bookmark text:name="tw-target-text60"/>Parte do raciocínio para isso é que seus funcionários tiveram que passar por esse processo para serem contratados. Eles não</text:p>
      <text:p text:style-name="P3">deseja que as aquisições sejam um "caminho fácil" para a empresa. E, uma vez que a equipe é um motivador central para o</text:p>
      <text:p text:style-name="P3">aquisição, eles acham que faz sentido avaliar as habilidades da equipe.</text:p>
      <text:p text:style-name="P3"><text:soft-page-break/>É claro que nem todas as aquisições são assim. As famosas aquisições de bilhões de dólares geralmente não</text:p>
      <text:p text:style-name="P3">tem que passar por esse processo. Afinal, essas aquisições são geralmente sobre a base de usuários e comunicação</text:p>
      <text:p text:style-name="P3">nidade, menos sobre os funcionários ou mesmo a tecnologia. Avaliar as habilidades da equipe é menos essencial.</text:p>
      <text:p text:style-name="P3">No entanto, não é tão simples quanto "os adquirentes são entrevistados, as aquisições tradicionais não: 'Há um grande cinza</text:p>
      <text:p text:style-name="P3">área entre aquisições (ou seja, aquisições de talentos) e aquisições de produtos. Muitas startups são adquiridas para</text:p>
      <text:p text:style-name="P3">a equipe e as ideias por trás da tecnologia. O adquirente pode descontinuar o produto, mas tem a equipe</text:p>
      <text:p text:style-name="P3">trabalhar em algo muito semelhante.</text:p>
      <text:p text:style-name="P3">Se sua startup está passando por esse processo, você normalmente pode esperar que sua equipe tenha entrevistas muito</text:p>
      <text:p text:style-name="P3">semelhante ao que um candidato normal experimentaria (e, portanto, muito semelhante ao que você verá neste</text:p>
      <text:p text:style-name="P3">livro).</text:p>
      <text:p text:style-name="P17"><text:bookmark text:name="tw-target-text61"/><text:soft-page-break/>Quão importantes são essas entrevistas? <text:span text:style-name="T202">(subtitulo)</text:span></text:p>
      <text:p text:style-name="P3"><text:bookmark text:name="tw-target-text62"/>Essas entrevistas podem ter uma importância enorme. Eles têm três funções diferentes:</text:p>
      <text:p text:style-name="P6">• <text:span text:style-name="T192">Eles podem fazer ou quebrar aquisições. Freqüentemente, são o motivo pelo qual uma empresa não é adquirida.</text:span></text:p>
      <text:p text:style-name="P3">Eles determinam quais funcionários recebem ofertas para ingressar no adquirente.</text:p>
      <text:p text:style-name="P6">• <text:span text:style-name="T192">Eles podem afetar o preço de aquisição (em parte como consequência do número de funcionários que ingressam).</text:span></text:p>
      <text:p text:style-name="P3">Essas entrevistas são muito mais do que uma mera "tela: '</text:p>
      <text:p text:style-name="P3"/>
      <text:p text:style-name="P17"><text:bookmark text:name="tw-target-text63"/>Quais funcionários passam pelas entrevistas?<text:span text:style-name="T203">(subtitulo)</text:span></text:p>
      <text:p text:style-name="P3"><text:bookmark text:name="tw-target-text64"/>Para startups de tecnologia, geralmente todos os engenheiros passam pelo processo de entrevista, pois são um dos principais</text:p>
      <text:p text:style-name="P3">motivadores para a aquisição.</text:p>
      <text:p text:style-name="P3">Além disso, vendas, suporte ao cliente, gerentes de produto e, essencialmente, qualquer outra função pode ter que ir</text:p>
      <text:p text:style-name="P3">através dele.</text:p>
      <text:p text:style-name="P3"><text:soft-page-break/>O CEO muitas vezes é colocado em uma entrevista com o gerente de produto ou em uma entrevista com o gerente de desenvolvimento, já que costuma ser o</text:p>
      <text:p text:style-name="P3">correspondência mais próxima para as responsabilidades atuais do CEO. No entanto, esta não é uma regra absoluta. Depende do que</text:p>
      <text:p text:style-name="P3">o papel do CEO é atualmente e no que o CEO está interessado. Com alguns dos meus clientes, o CEO tem até</text:p>
      <text:p text:style-name="P3">optou por não entrevistar e por se desligar da empresa no ato da aquisição.</text:p>
      <text:p text:style-name="P17"/>
      <text:p text:style-name="P17"><text:bookmark text:name="tw-target-text65"/>O que acontece com os funcionários que não têm um bom desempenho na entrevista?<text:span text:style-name="T204">(subtitulo)</text:span></text:p>
      <text:p text:style-name="P3"><text:bookmark text:name="tw-target-text66"/>Os funcionários com desempenho inferior geralmente não receberão ofertas para ingressar no adquirente. (Se muitos funcionários não</text:p>
      <text:p text:style-name="P3">ter um bom desempenho, então a aquisição provavelmente não será realizada.)</text:p>
      <text:p text:style-name="P17"/>
      <text:p text:style-name="P3"><text:bookmark text:name="tw-target-text67"/>Em alguns casos, os funcionários que tiveram um mau desempenho nas <text:soft-page-break/>entrevistas conseguirão cargos contratuais com a finalidade de</text:p>
      <text:p text:style-name="P6">“<text:span text:style-name="T192">transferência de conhecimento: 'São cargos temporários com a expectativa de que o funcionário saia do</text:span></text:p>
      <text:p text:style-name="P3">rescisão do contrato (muitas vezes de seis meses), embora às vezes o funcionário acabe sendo contratado.</text:p>
      <text:p text:style-name="P3">Em outros casos, o mau desempenho foi o resultado de o funcionário ter sido mal colocado. Isso ocorre em dois</text:p>
      <text:p text:style-name="P3">situações comuns:</text:p>
      <text:p text:style-name="P3">Às vezes, uma startup rotula alguém que não é um engenheiro de software "tradicional" como engenheiro de software.</text:p>
      <text:p text:style-name="P3">Isso geralmente acontece com cientistas de dados ou engenheiros de banco de dados. Essas pessoas podem ter um desempenho inferior durante</text:p>
      <text:p text:style-name="P3">as entrevistas do engenheiro de software, visto que sua função real envolve outras habilidades.</text:p>
      <text:p text:style-name="P3">Em outros casos, um CEO "vende" um engenheiro de software júnior como mais sênior do que ele realmente é. Ele underper</text:p>
      <text:p text:style-name="P3"><text:soft-page-break/>formulários para o bar sênior porque ele está sendo considerado um padrão injustamente alto.</text:p>
      <text:p text:style-name="P3">Em ambos os casos, às vezes o funcionário será entrevistado novamente para uma posição mais adequada. (Outros tempos</text:p>
      <text:p text:style-name="P3">no entanto, o funcionário está apenas sem sorte.)</text:p>
      <text:p text:style-name="P3">Em casos raros, um CEO é capaz de anular a decisão de um funcionário particularmente forte cuja entrevista</text:p>
      <text:p text:style-name="P3">o desempenho não refletiu isso.</text:p>
      <text:p text:style-name="P17"/>
      <text:p text:style-name="P17"><text:bookmark text:name="tw-target-text68"/>Seus "melhores" (e piores} funcionários podem surpreendê-lo. <text:span text:style-name="T205">(subtitulos)</text:span></text:p>
      <text:p text:style-name="P17"/>
      <text:p text:style-name="P17"/>
      <text:p text:style-name="P17"/>
      <text:p text:style-name="P3"/>
      <text:p text:style-name="P17"/>
      <text:p text:style-name="P3"/>
      <text:p text:style-name="P17"/>
      <text:p text:style-name="P17"/>
      <text:p text:style-name="P17"/>
      <text:p text:style-name="P3"/>
      <text:p text:style-name="P17"/>
      <text:p text:style-name="P3"><text:soft-page-break/></text:p>
      <text:p text:style-name="P25"/>
      <text:p text:style-name="P13"/>
      <text:p text:style-name="P3"/>
      <text:p text:style-name="P26"/>
      <text:p text:style-name="P27"/>
      <text:p text:style-name="P28"/>
      <text:p text:style-name="P19"/>
      <text:p text:style-name="P18"/>
      <text:p text:style-name="P3"/>
      <text:p text:style-name="P17"/>
      <text:p text:style-name="P17"/>
      <text:p text:style-name="P17"/>
      <text:p text:style-name="P17"/>
      <text:p text:style-name="P17"/>
      <text:p text:style-name="P3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30T22:52:20.063196911</meta:creation-date>
    <dc:date>2021-07-03T01:25:41.487759234</dc:date>
    <meta:editing-duration>PT3H53M42S</meta:editing-duration>
    <meta:editing-cycles>275</meta:editing-cycles>
    <meta:generator>LibreOffice/6.4.7.2$Linux_X86_64 LibreOffice_project/40$Build-2</meta:generator>
    <meta:document-statistic meta:table-count="0" meta:image-count="0" meta:object-count="0" meta:page-count="51" meta:paragraph-count="586" meta:word-count="9932" meta:character-count="53082" meta:non-whitespace-character-count="43716"/>
  </office:meta>
</office:document-meta>
</file>